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erif1" svg:font-family="&quot;Liberation Serif1&quot;"/>
    <style:font-face style:name="ＭＳ Ｐゴシック" svg:font-family="&quot;ＭＳ Ｐゴシック&quot;"/>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48"/>
    <style:style style:name="ce4" style:family="table-cell" style:parent-style-name="Default" style:data-style-name="N0">
      <style:table-cell-properties fo:background-color="#FFFF00"/>
      <style:text-properties fo:color="#C9211E" fo:font-weight="bold" style:font-weight-asian="bold" style:font-weight-complex="bold"/>
    </style:style>
    <style:style style:name="ce5" style:family="table-cell" style:parent-style-name="Default" style:data-style-name="N0">
      <style:table-cell-properties style:vertical-align="middle" fo:wrap-option="wrap" fo:background-color="transparent"/>
      <style:text-properties style:font-name="Liberation Serif1" style:font-name-asian="Liberation Serif1" style:font-name-complex="Liberation Serif1"/>
    </style:style>
    <style:style style:name="ce6" style:family="table-cell" style:parent-style-name="Default" style:data-style-name="N0">
      <style:table-cell-properties fo:background-color="transparent"/>
    </style:style>
    <style:style style:name="ce7" style:family="table-cell" style:parent-style-name="Default" style:data-style-name="N48">
      <style:table-cell-properties fo:background-color="#FFFF00"/>
    </style:style>
    <style:style style:name="ce8" style:family="table-cell" style:parent-style-name="Default" style:data-style-name="N48">
      <style:table-cell-properties fo:background-color="transparent"/>
    </style:style>
    <style:style style:name="ce9" style:family="table-cell" style:parent-style-name="Default" style:data-style-name="N0">
      <style:table-cell-properties style:vertical-align="middle" fo:background-color="transparent"/>
      <style:text-properties style:font-name="Liberation Serif1" style:font-name-asian="Liberation Serif1" style:font-name-complex="Liberation Serif1"/>
    </style:style>
    <style:style style:name="ce10" style:family="table-cell" style:parent-style-name="Default" style:data-style-name="N0">
      <style:table-cell-properties style:vertical-align="middle" fo:background-color="transparent"/>
    </style:style>
    <style:style style:name="ce11" style:family="table-cell" style:parent-style-name="Default" style:data-style-name="N0">
      <style:table-cell-properties style:vertical-align="middle" fo:background-color="#FFFF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FFFF00"/>
      <style:text-properties fo:color="#FF0000"/>
    </style:style>
    <style:style style:name="ce14" style:family="table-cell" style:parent-style-name="Default" style:data-style-name="N0">
      <style:table-cell-properties style:vertical-align="middle" style:repeat-content="false"/>
      <style:paragraph-properties fo:text-align="end" fo:margin-right="0cm"/>
    </style:style>
    <style:style style:name="ce15" style:family="table-cell" style:parent-style-name="Default" style:data-style-name="N0">
      <style:table-cell-properties fo:background-color="#0084D1"/>
    </style:style>
    <style:style style:name="ce16" style:family="table-cell" style:parent-style-name="Default" style:data-style-name="N48">
      <style:table-cell-properties fo:background-color="#C5000B"/>
    </style:style>
    <style:style style:name="ce17" style:family="table-cell" style:parent-style-name="Default" style:data-style-name="N0">
      <style:table-cell-properties fo:background-color="#FF950E"/>
    </style:style>
    <style:style style:name="ce18" style:family="table-cell" style:parent-style-name="Default" style:data-style-name="N0">
      <style:table-cell-properties fo:background-color="#AECF00"/>
    </style:style>
    <style:style style:name="ce19" style:family="table-cell" style:parent-style-name="Default" style:data-style-name="N0">
      <style:table-cell-properties fo:background-color="#83CAFF"/>
    </style:style>
    <style:style style:name="ce20" style:family="table-cell" style:parent-style-name="Default" style:data-style-name="N0">
      <style:table-cell-properties fo:background-color="#FFFF00"/>
    </style:style>
    <style:style style:name="ce21" style:family="table-cell" style:parent-style-name="Default" style:data-style-name="N48">
      <style:table-cell-properties fo:background-color="#FFFF00"/>
      <style:text-properties fo:color="#C9211E"/>
    </style:style>
    <style:style style:name="ce22" style:family="table-cell" style:parent-style-name="Default" style:data-style-name="N0">
      <style:text-properties fo:color="#C9211E"/>
    </style:style>
    <style:style style:name="ce23" style:family="table-cell" style:parent-style-name="Default" style:data-style-name="N0">
      <style:table-cell-properties style:vertical-align="middle" fo:wrap-option="wrap"/>
      <style:text-properties style:font-name="Liberation Serif" style:font-name-asian="Liberation Serif" style:font-name-complex="Liberation Serif"/>
    </style:style>
    <style:style style:name="ce24" style:family="table-cell" style:parent-style-name="Default" style:data-style-name="N0">
      <style:table-cell-properties style:vertical-align="middle"/>
      <style:text-properties style:font-name="Liberation Serif" style:font-name-asian="Liberation Serif" style:font-name-complex="Liberation Serif"/>
    </style:style>
    <style:style style:name="T1"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582083333333333cm"/>
    </style:style>
    <style:style style:name="co2" style:family="table-column">
      <style:table-column-properties fo:break-before="auto" style:column-width="6.05895833333333cm"/>
    </style:style>
    <style:style style:name="co3" style:family="table-column">
      <style:table-column-properties fo:break-before="auto" style:column-width="0.661458333333333cm"/>
    </style:style>
    <style:style style:name="co4" style:family="table-column">
      <style:table-column-properties fo:break-before="auto" style:column-width="3.413125cm"/>
    </style:style>
    <style:style style:name="co5" style:family="table-column">
      <style:table-column-properties fo:break-before="auto" style:column-width="2.24895833333333cm"/>
    </style:style>
    <style:style style:name="co6" style:family="table-column">
      <style:table-column-properties fo:break-before="auto" style:column-width="2.40770833333333cm"/>
    </style:style>
    <style:style style:name="co7" style:family="table-column">
      <style:table-column-properties fo:break-before="auto" style:column-width="1.64041666666667cm"/>
    </style:style>
    <style:style style:name="co8" style:family="table-column">
      <style:table-column-properties fo:break-before="auto" style:column-width="1.87854166666667cm"/>
    </style:style>
    <style:style style:name="co9" style:family="table-column">
      <style:table-column-properties fo:break-before="auto" style:column-width="1.69333333333333cm"/>
    </style:style>
    <style:style style:name="co10" style:family="table-column">
      <style:table-column-properties fo:break-before="auto" style:column-width="0.899583333333333cm"/>
    </style:style>
    <style:style style:name="co11" style:family="table-column">
      <style:table-column-properties fo:break-before="auto" style:column-width="1.11125cm"/>
    </style:style>
    <style:style style:name="co12" style:family="table-column">
      <style:table-column-properties fo:break-before="auto" style:column-width="11.2977083333333cm"/>
    </style:style>
    <style:style style:name="co13" style:family="table-column">
      <style:table-column-properties fo:break-before="auto" style:column-width="0.873125cm"/>
    </style:style>
    <style:style style:name="co14" style:family="table-column">
      <style:table-column-properties fo:break-before="auto" style:column-width="3.22791666666667cm"/>
    </style:style>
    <style:style style:name="co15" style:family="table-column">
      <style:table-column-properties fo:break-before="auto" style:column-width="2.01083333333333cm"/>
    </style:style>
    <style:style style:name="co16" style:family="table-column">
      <style:table-column-properties fo:break-before="auto" style:column-width="1.74625cm"/>
    </style:style>
    <style:style style:name="ro1" style:family="table-row">
      <style:table-row-properties style:row-height="12.75pt" style:use-optimal-row-height="true" fo:break-before="auto"/>
    </style:style>
    <style:style style:name="ro2" style:family="table-row">
      <style:table-row-properties style:row-height="25.5pt" style:use-optimal-row-height="true" fo:break-before="auto"/>
    </style:style>
    <style:style style:name="ta1" style:family="table" style:master-page-name="mp1">
      <style:table-properties table:display="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no-wrap" fo:padding-top="0.01969in" fo:padding-bottom="0.01969in" fo:padding-left="0.01969in" fo:padding-right="0.01969in" draw:textarea-vertical-align="middle" draw:textarea-horizontal-align="center" draw:fill="none" draw:stroke="solid" svg:stroke-width="0.03937in" svg:stroke-color="#83caff" svg:stroke-opacity="100%" draw:auto-grow-width="false" draw:auto-grow-height="false"/>
      <style:paragraph-properties style:font-independent-line-spacing="fals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no-wrap" fo:padding-top="0.01969in" fo:padding-bottom="0.01969in" fo:padding-left="0.01969in" fo:padding-right="0.01969in" draw:textarea-vertical-align="middle" draw:textarea-horizontal-align="center" draw:fill="none" draw:stroke="solid" svg:stroke-width="0.03937in" svg:stroke-color="#83caff" svg:stroke-opacity="100%" draw:auto-grow-width="false" draw:auto-grow-height="false"/>
      <style:paragraph-properties style:font-independent-line-spacing="false" style:writing-mode="lr-tb"/>
    </style:style>
    <style:style style:family="graphic" style:name="a10">
      <style:graphic-properties fo:wrap-option="no-wrap" fo:padding-top="0.01969in" fo:padding-bottom="0.01969in" fo:padding-left="0.01969in" fo:padding-right="0.01969in" draw:textarea-vertical-align="middle" draw:textarea-horizontal-align="center" draw:fill="none" draw:stroke="solid" svg:stroke-width="0.03937in" svg:stroke-color="#aecf00" svg:stroke-opacity="100%" draw:auto-grow-width="false" draw:auto-grow-height="false"/>
      <style:paragraph-properties style:font-independent-line-spacing="fals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no-wrap" fo:padding-top="0.01969in" fo:padding-bottom="0.01969in" fo:padding-left="0.01969in" fo:padding-right="0.01969in" draw:textarea-vertical-align="middle" draw:textarea-horizontal-align="center" draw:fill="none" draw:stroke="solid" svg:stroke-width="0.03937in" svg:stroke-color="#ffd320" svg:stroke-opacity="100%" draw:auto-grow-width="false" draw:auto-grow-height="false"/>
      <style:paragraph-properties style:font-independent-line-spacing="fals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no-wrap" fo:padding-top="0.01969in" fo:padding-bottom="0.01969in" fo:padding-left="0.01969in" fo:padding-right="0.01969in" draw:textarea-vertical-align="middle" draw:textarea-horizontal-align="center" draw:fill="none" draw:stroke="solid" svg:stroke-width="0.03937in" svg:stroke-color="#ff420e" svg:stroke-opacity="100%" draw:auto-grow-width="false" draw:auto-grow-height="false"/>
      <style:paragraph-properties style:font-independent-line-spacing="fals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no-wrap" fo:padding-top="0.01969in" fo:padding-bottom="0.01969in" fo:padding-left="0.01969in" fo:padding-right="0.01969in" draw:textarea-vertical-align="middle" draw:textarea-horizontal-align="center" draw:fill="none" draw:stroke="solid" svg:stroke-width="0.03937in" svg:stroke-color="#0084d1" svg:stroke-opacity="100%" draw:auto-grow-width="false" draw:auto-grow-height="false"/>
      <style:paragraph-properties style:font-independent-line-spacing="false" style:writing-mode="lr-tb"/>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in" fo:padding-bottom="0in" fo:padding-left="0in" fo:padding-right="0in" draw:textarea-vertical-align="middle" draw:textarea-horizontal-align="center" draw:fill="none" draw:stroke="solid" svg:stroke-width="0.02778in" svg:stroke-color="#3465a4" draw:marker-end="a2" svg:stroke-opacity="100%" draw:auto-grow-width="false" draw:auto-grow-height="false"/>
      <style:paragraph-properties style:font-independent-line-spacing="fals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no-wrap" fo:padding-top="0in" fo:padding-bottom="0in" fo:padding-left="0in" fo:padding-right="0in" draw:textarea-vertical-align="middle" draw:textarea-horizontal-align="center" draw:fill="none" draw:stroke="solid" svg:stroke-width="0.02778in" svg:stroke-color="#3465a4" draw:marker-end="a6" svg:stroke-opacity="100%" draw:auto-grow-width="false" draw:auto-grow-height="false"/>
      <style:paragraph-properties style:font-independent-line-spacing="fals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Liberation Serif"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shapes>
          <draw:custom-shape svg:x="12.40984in" svg:y="20.78701in" svg:width="7.4937in" svg:height="0.01299in" draw:z-index="1" draw:id="id0" draw:style-name="a3" draw:name="線 1">
            <svg:title/>
            <svg:desc/>
            <text:p text:style-name="a1" text:class-names="" text:cond-style-name=""><text:span text:style-name="a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x="12.38425in" svg:y="17.15591in" svg:width="0in" svg:height="3.66969in" draw:z-index="2" draw:id="id1" draw:style-name="a7" draw:name="垂直線 1">
            <svg:title/>
            <svg:desc/>
            <text:p text:style-name="a5" text:class-names="" text:cond-style-name=""><text:span text:style-name="a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x="12.37165in" svg:y="17.25709in" svg:width="7.67244in" svg:height="1.05394in" draw:z-index="3" draw:id="id2" draw:style-name="a10" draw:name="線 4">
            <svg:title/>
            <svg:desc/>
            <text:p text:style-name="a9" text:class-names="" text:cond-style-name=""><text:span text:style-name="a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38504in" svg:y="19.55551in" svg:width="7.41772in" svg:height="0.8252in" draw:z-index="4" draw:id="id3" draw:style-name="a13" draw:name="線 4">
            <svg:title/>
            <svg:desc/>
            <text:p text:style-name="a12" text:class-names="" text:cond-style-name=""><text:span text:style-name="a1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35945in" svg:y="19.70787in" svg:width="7.48228in" svg:height="0.71102in" draw:z-index="5" draw:id="id4" draw:style-name="a16" draw:name="線 5">
            <svg:title/>
            <svg:desc/>
            <text:p text:style-name="a15" text:class-names="" text:cond-style-name=""><text:span text:style-name="a1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37165in" svg:y="19.94961in" svg:width="7.55748in" svg:height="0.57126in" draw:z-index="6" draw:id="id5" draw:style-name="a19" draw:name="線 6">
            <svg:title/>
            <svg:desc/>
            <text:p text:style-name="a18" text:class-names="" text:cond-style-name=""><text:span text:style-name="a1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69173in" svg:y="19.02205in" svg:width="2.84567in" svg:height="0.45787in" draw:z-index="7" draw:id="id6" draw:style-name="a22" draw:name="線 3">
            <svg:title/>
            <svg:desc/>
            <text:p text:style-name="a21" text:class-names="" text:cond-style-name=""><text:span text:style-name="a2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x="15.55039in" svg:y="20.69843in" svg:width="4.28976in" svg:height="0.0126in" draw:z-index="8" draw:id="id7" draw:style-name="a25" draw:name="線 10">
            <svg:title/>
            <svg:desc/>
            <text:p text:style-name="a24" text:class-names="" text:cond-style-name=""><text:span text:style-name="a2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table:shapes>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3"/>
        <table:table-column table:style-name="co7" table:default-cell-style-name="ce1"/>
        <table:table-column table:style-name="co8" table:number-columns-repeated="7" table:default-cell-style-name="ce1"/>
        <table:table-column table:style-name="co5" table:default-cell-style-name="ce1"/>
        <table:table-column table:style-name="co9" table:default-cell-style-name="ce1"/>
        <table:table-column table:style-name="co10" table:number-columns-repeated="3" table:default-cell-style-name="ce1"/>
        <table:table-column table:style-name="co5" table:number-columns-repeated="1005" table:default-cell-style-name="ce1"/>
        <table:table-column table:style-name="co9" table:number-columns-repeated="15360" table:default-cell-style-name="ce1"/>
        <table:table-row table:style-name="ro1">
          <table:table-cell/>
          <table:table-cell table:style-name="ce1"/>
          <table:table-cell table:style-name="ce2"/>
          <table:table-cell table:style-name="ce1"/>
          <table:table-cell office:value-type="string" table:style-name="ce1">
            <text:p>初期設定</text:p>
          </table:table-cell>
          <table:table-cell office:value-type="string" table:style-name="ce3">
            <text:p>研究</text:p>
          </table:table-cell>
          <table:table-cell office:value-type="string" table:style-name="ce1">
            <text:p>↓V4の設定?</text:p>
          </table:table-cell>
          <table:table-cell office:value-type="string" table:style-name="ce1">
            <text:p>↓クリッピング付き</text:p>
          </table:table-cell>
          <table:table-cell table:number-columns-repeated="16376" table:style-name="ce1"/>
        </table:table-row>
        <table:table-row table:style-name="ro1">
          <table:table-cell/>
          <table:table-cell office:value-type="string" table:style-name="ce1">
            <text:p>default.yaml</text:p>
          </table:table-cell>
          <table:table-cell table:style-name="ce2"/>
          <table:table-cell table:number-columns-repeated="2" table:style-name="ce1"/>
          <table:table-cell table:style-name="ce3"/>
          <table:table-cell table:number-columns-repeated="2" table:style-name="ce1"/>
          <table:table-cell office:value-type="string" table:style-name="ce4">
            <text:p>あ、クリッピングがおかしい。報酬の計算後のクリッピングが有効なのでは？</text:p>
          </table:table-cell>
          <table:table-cell table:style-name="ce4"/>
          <table:table-cell table:number-columns-repeated="16374"/>
        </table:table-row>
        <table:table-row table:style-name="ro1">
          <table:table-cell/>
          <table:table-cell table:style-name="ce1"/>
          <table:table-cell office:value-type="string" table:style-name="ce2">
            <text:p>reward_list</text:p>
          </table:table-cell>
          <table:table-cell table:number-columns-repeated="2" table:style-name="ce1"/>
          <table:table-cell table:style-name="ce3"/>
          <table:table-cell table:number-columns-repeated="16378" table:style-name="ce1"/>
        </table:table-row>
        <table:table-row table:style-name="ro1">
          <table:table-cell/>
          <table:table-cell office:value-type="string" table:style-name="ce5">
            <text:p>0survival → 全クリア</text:p>
          </table:table-cell>
          <table:table-cell table:style-name="ce2"/>
          <table:table-cell office:value-type="string" table:style-name="ce5">
            <text:p>reward_list 0</text:p>
          </table:table-cell>
          <table:table-cell office:value-type="float" office:value="0" table:style-name="ce6">
            <text:p>0</text:p>
          </table:table-cell>
          <table:table-cell office:value-type="float" office:value="0" table:style-name="ce1">
            <text:p>0</text:p>
          </table:table-cell>
          <table:table-cell table:style-name="ce1"/>
          <table:table-cell office:value-type="float" office:value="0" table:formula="of:=[.F4]/[.$F$9]" table:style-name="ce1">
            <text:p>0</text:p>
          </table:table-cell>
          <table:table-cell table:number-columns-repeated="16376" table:style-name="ce1"/>
        </table:table-row>
        <table:table-row table:style-name="ro1">
          <table:table-cell/>
          <table:table-cell office:value-type="string" table:style-name="ce5">
            <text:p>1block</text:p>
          </table:table-cell>
          <table:table-cell table:style-name="ce2"/>
          <table:table-cell office:value-type="string" table:style-name="ce5">
            <text:p>reward_list 1</text:p>
          </table:table-cell>
          <table:table-cell office:value-type="float" office:value="500" table:style-name="ce6">
            <text:p>500</text:p>
          </table:table-cell>
          <table:table-cell office:value-type="float" office:value="30" table:style-name="ce7">
            <text:p>30.00000</text:p>
          </table:table-cell>
          <table:table-cell table:style-name="ce1"/>
          <table:table-cell office:value-type="float" office:value="0.03" table:formula="of:=[.F5]/[.$F$9]" table:style-name="ce1">
            <text:p>0.03</text:p>
          </table:table-cell>
          <table:table-cell table:number-columns-repeated="16376" table:style-name="ce1"/>
        </table:table-row>
        <table:table-row table:style-name="ro1">
          <table:table-cell/>
          <table:table-cell office:value-type="string" table:style-name="ce5">
            <text:p>2block</text:p>
          </table:table-cell>
          <table:table-cell table:style-name="ce2"/>
          <table:table-cell office:value-type="string" table:style-name="ce5">
            <text:p>reward_list 2</text:p>
          </table:table-cell>
          <table:table-cell office:value-type="float" office:value="1500" table:style-name="ce6">
            <text:p>1500</text:p>
          </table:table-cell>
          <table:table-cell office:value-type="float" office:value="50" table:style-name="ce7">
            <text:p>50.00000</text:p>
          </table:table-cell>
          <table:table-cell table:style-name="ce1"/>
          <table:table-cell office:value-type="float" office:value="0.05" table:formula="of:=[.F6]/[.$F$9]" table:style-name="ce1">
            <text:p>0.05</text:p>
          </table:table-cell>
          <table:table-cell table:number-columns-repeated="16376" table:style-name="ce1"/>
        </table:table-row>
        <table:table-row table:style-name="ro1">
          <table:table-cell/>
          <table:table-cell office:value-type="string" table:style-name="ce5">
            <text:p>3block</text:p>
          </table:table-cell>
          <table:table-cell table:style-name="ce2"/>
          <table:table-cell office:value-type="string" table:style-name="ce5">
            <text:p>reward_list 3</text:p>
          </table:table-cell>
          <table:table-cell office:value-type="float" office:value="5000" table:style-name="ce6">
            <text:p>5000</text:p>
          </table:table-cell>
          <table:table-cell office:value-type="float" office:value="100" table:style-name="ce7">
            <text:p>100.00000</text:p>
          </table:table-cell>
          <table:table-cell table:style-name="ce1"/>
          <table:table-cell office:value-type="float" office:value="0.1" table:formula="of:=[.F7]/[.$F$9]" table:style-name="ce1">
            <text:p>0.1</text:p>
          </table:table-cell>
          <table:table-cell table:number-columns-repeated="16376" table:style-name="ce1"/>
        </table:table-row>
        <table:table-row table:style-name="ro1">
          <table:table-cell/>
          <table:table-cell office:value-type="string" table:style-name="ce5">
            <text:p>4block</text:p>
          </table:table-cell>
          <table:table-cell table:style-name="ce2"/>
          <table:table-cell office:value-type="string" table:style-name="ce5">
            <text:p>reward_list 4</text:p>
          </table:table-cell>
          <table:table-cell office:value-type="float" office:value="10000" table:style-name="ce6">
            <text:p>10000</text:p>
          </table:table-cell>
          <table:table-cell office:value-type="float" office:value="1000" table:style-name="ce7">
            <text:p>1000.00000</text:p>
          </table:table-cell>
          <table:table-cell table:style-name="ce1"/>
          <table:table-cell office:value-type="float" office:value="1" table:formula="of:=[.F8]/[.$F$9]" table:style-name="ce1">
            <text:p>1</text:p>
          </table:table-cell>
          <table:table-cell table:number-columns-repeated="16376" table:style-name="ce1"/>
        </table:table-row>
        <table:table-row table:style-name="ro1">
          <table:table-cell/>
          <table:table-cell office:value-type="string" table:style-name="ce5">
            <text:p>全消去</text:p>
          </table:table-cell>
          <table:table-cell table:style-name="ce2"/>
          <table:table-cell office:value-type="string" table:style-name="ce5">
            <text:p>reward_list 6</text:p>
          </table:table-cell>
          <table:table-cell table:style-name="ce6"/>
          <table:table-cell office:value-type="float" office:value="1000" table:style-name="ce7">
            <text:p>1000.00000</text:p>
          </table:table-cell>
          <table:table-cell table:style-name="ce1"/>
          <table:table-cell office:value-type="float" office:value="1" table:formula="of:=[.F9]/[.$F$9]" table:style-name="ce1">
            <text:p>1</text:p>
          </table:table-cell>
          <table:table-cell table:number-columns-repeated="16376" table:style-name="ce1"/>
        </table:table-row>
        <table:table-row table:style-name="ro1">
          <table:table-cell/>
          <table:table-cell office:value-type="string" table:style-name="ce5">
            <text:p>game over</text:p>
          </table:table-cell>
          <table:table-cell table:style-name="ce2"/>
          <table:table-cell office:value-type="string" table:style-name="ce5">
            <text:p>reward_list 5</text:p>
          </table:table-cell>
          <table:table-cell office:value-type="float" office:value="-10000" table:style-name="ce6">
            <text:p>-10000</text:p>
          </table:table-cell>
          <table:table-cell office:value-type="float" office:value="-1000" table:style-name="ce8">
            <text:p>-1000.00000</text:p>
          </table:table-cell>
          <table:table-cell table:style-name="ce1"/>
          <table:table-cell office:value-type="float" office:value="-1" table:formula="of:=[.F10]/[.$F$9]" table:style-name="ce1">
            <text:p>-1</text:p>
          </table:table-cell>
          <table:table-cell table:number-columns-repeated="16376" table:style-name="ce1"/>
        </table:table-row>
        <table:table-row table:style-name="ro1">
          <table:table-cell/>
          <table:table-cell table:number-columns-repeated="16383" table:style-name="ce1"/>
        </table:table-row>
        <table:table-row table:style-name="ro2">
          <table:table-cell/>
          <table:table-cell office:value-type="string" table:style-name="ce5">
            <text:p>低いところの消去ほど有効とする設定</text:p>
          </table:table-cell>
          <table:table-cell office:value-type="string" table:style-name="ce9">
            <text:p>height_line_reward</text:p>
          </table:table-cell>
          <table:table-cell table:style-name="ce5"/>
          <table:table-cell office:value-type="float" office:value="3" table:style-name="ce6">
            <text:p>3</text:p>
          </table:table-cell>
          <table:table-cell office:value-type="float" office:value="9" table:style-name="ce7">
            <text:p>9.00000</text:p>
          </table:table-cell>
          <table:table-cell table:number-columns-repeated="16378" table:style-name="ce1"/>
        </table:table-row>
        <table:table-row table:style-name="ro1">
          <table:table-cell/>
          <table:table-cell table:style-name="ce5"/>
          <table:table-cell office:value-type="string" table:style-name="ce9">
            <text:p>reward_weight</text:p>
          </table:table-cell>
          <table:table-cell table:style-name="ce5"/>
          <table:table-cell table:style-name="ce6"/>
          <table:table-cell table:style-name="ce8"/>
          <table:table-cell table:number-columns-repeated="16378" table:style-name="ce1"/>
        </table:table-row>
        <table:table-row table:style-name="ro1">
          <table:table-cell/>
          <table:table-cell office:value-type="string" table:style-name="ce5">
            <text:p>bampiness</text:p>
          </table:table-cell>
          <table:table-cell table:style-name="ce1"/>
          <table:table-cell office:value-type="string" table:style-name="ce9">
            <text:p>reward_weight 0</text:p>
          </table:table-cell>
          <table:table-cell office:value-type="float" office:value="5.0000000000000001E-4" table:style-name="ce6">
            <text:p>0.0005</text:p>
          </table:table-cell>
          <table:table-cell office:value-type="float" office:value="5.0000000000000001E-4" table:style-name="ce8">
            <text:p>0.00050</text:p>
          </table:table-cell>
          <table:table-cell table:number-columns-repeated="16378" table:style-name="ce1"/>
        </table:table-row>
        <table:table-row table:style-name="ro1">
          <table:table-cell/>
          <table:table-cell office:value-type="string" table:style-name="ce5">
            <text:p>max height</text:p>
          </table:table-cell>
          <table:table-cell table:style-name="ce1"/>
          <table:table-cell office:value-type="string" table:style-name="ce9">
            <text:p>reward_weight 1</text:p>
          </table:table-cell>
          <table:table-cell office:value-type="float" office:value="0.01" table:style-name="ce6">
            <text:p>0.01</text:p>
          </table:table-cell>
          <table:table-cell office:value-type="float" office:value="0.01" table:style-name="ce8">
            <text:p>0.01000</text:p>
          </table:table-cell>
          <table:table-cell table:number-columns-repeated="16378" table:style-name="ce1"/>
        </table:table-row>
        <table:table-row table:style-name="ro1">
          <table:table-cell/>
          <table:table-cell office:value-type="string" table:style-name="ce5">
            <text:p>hole_num</text:p>
          </table:table-cell>
          <table:table-cell table:style-name="ce1"/>
          <table:table-cell office:value-type="string" table:style-name="ce9">
            <text:p>reward_weight 2</text:p>
          </table:table-cell>
          <table:table-cell office:value-type="float" office:value="1E-3" table:style-name="ce6">
            <text:p>0.001</text:p>
          </table:table-cell>
          <table:table-cell office:value-type="float" office:value="1E-3" table:style-name="ce8">
            <text:p>0.00100</text:p>
          </table:table-cell>
          <table:table-cell table:number-columns-repeated="16378" table:style-name="ce1"/>
        </table:table-row>
        <table:table-row table:style-name="ro2">
          <table:table-cell table:style-name="ce1"/>
          <table:table-cell office:value-type="string" table:style-name="ce5">
            <text:p>左端のでこぼこだけどこまで許容するか</text:p>
          </table:table-cell>
          <table:table-cell office:value-type="string" table:style-name="ce9">
            <text:p>bumpiness_left_side_relax</text:p>
          </table:table-cell>
          <table:table-cell table:style-name="ce5"/>
          <table:table-cell office:value-type="float" office:value="1" table:style-name="ce6">
            <text:p>1</text:p>
          </table:table-cell>
          <table:table-cell office:value-type="float" office:value="14" table:style-name="ce7">
            <text:p>14.00000</text:p>
          </table:table-cell>
          <table:table-cell office:value-type="float" office:value="8" table:style-name="ce1">
            <text:p>8</text:p>
          </table:table-cell>
          <table:table-cell table:number-columns-repeated="16377"/>
        </table:table-row>
        <table:table-row table:style-name="ro1">
          <table:table-cell table:style-name="ce1"/>
          <table:table-cell office:value-type="string" table:style-name="ce5">
            <text:p>高さをどこまで許容するか</text:p>
          </table:table-cell>
          <table:table-cell office:value-type="string" table:style-name="ce9">
            <text:p>max_height_relax</text:p>
          </table:table-cell>
          <table:table-cell table:style-name="ce5"/>
          <table:table-cell office:value-type="float" office:value="14" table:style-name="ce6">
            <text:p>14</text:p>
          </table:table-cell>
          <table:table-cell office:value-type="float" office:value="14" table:style-name="ce8">
            <text:p>14.00000</text:p>
          </table:table-cell>
          <table:table-cell table:number-columns-repeated="16378" table:style-name="ce1"/>
        </table:table-row>
        <table:table-row table:style-name="ro1">
          <table:table-cell table:style-name="ce1"/>
          <table:table-cell table:style-name="ce6"/>
          <table:table-cell table:style-name="ce10"/>
          <table:table-cell table:number-columns-repeated="2" table:style-name="ce6"/>
          <table:table-cell table:style-name="ce3"/>
          <table:table-cell table:number-columns-repeated="16378" table:style-name="ce1"/>
        </table:table-row>
        <table:table-row table:style-name="ro1">
          <table:table-cell table:style-name="ce1"/>
          <table:table-cell office:value-type="string" table:style-name="ce5">
            <text:p>左空け報酬</text:p>
          </table:table-cell>
          <table:table-cell office:value-type="string" table:style-name="ce9">
            <text:p>tetris_fill_reward</text:p>
          </table:table-cell>
          <table:table-cell table:style-name="ce5"/>
          <table:table-cell office:value-type="float" office:value="1E-4" table:style-name="ce1">
            <text:p>0.0001</text:p>
          </table:table-cell>
          <table:table-cell office:value-type="float" office:value="0.12" table:style-name="ce7">
            <text:p>0.12000</text:p>
          </table:table-cell>
          <table:table-cell office:value-type="float" office:value="1E-3" table:style-name="ce6">
            <text:p>0.001</text:p>
          </table:table-cell>
          <table:table-cell table:number-columns-repeated="16377"/>
        </table:table-row>
        <table:table-row table:style-name="ro1">
          <table:table-cell table:style-name="ce1"/>
          <table:table-cell office:value-type="string" table:style-name="ce9">
            <text:p>左端以外を埋める報酬有効化上限高さ</text:p>
          </table:table-cell>
          <table:table-cell office:value-type="string" table:style-name="ce9">
            <text:p>tetris_fill_height</text:p>
          </table:table-cell>
          <table:table-cell table:style-name="ce5"/>
          <table:table-cell office:value-type="float" office:value="11" table:style-name="ce6">
            <text:p>11</text:p>
          </table:table-cell>
          <table:table-cell office:value-type="float" office:value="14" table:style-name="ce7">
            <text:p>14.00000</text:p>
          </table:table-cell>
          <table:table-cell table:number-columns-repeated="16378" table:style-name="ce1"/>
        </table:table-row>
        <table:table-row table:style-name="ro1">
          <table:table-cell table:style-name="ce1"/>
          <table:table-cell office:value-type="string" table:style-name="ce6">
            <text:p>左端を tetris_fill_height 以上積んだ時の penalty</text:p>
          </table:table-cell>
          <table:table-cell office:value-type="string" table:style-name="ce9">
            <text:p>left_side_height_penalty</text:p>
          </table:table-cell>
          <table:table-cell table:style-name="ce5"/>
          <table:table-cell office:value-type="float" office:value="1.0000000000000001E-5" table:style-name="ce1">
            <text:p>0.00001</text:p>
          </table:table-cell>
          <table:table-cell office:value-type="float" office:value="1E-3" table:style-name="ce8">
            <text:p>0.00100</text:p>
          </table:table-cell>
          <table:table-cell office:value-type="float" office:value="1E-3" table:style-name="ce6">
            <text:p>0.001</text:p>
          </table:table-cell>
          <table:table-cell table:number-columns-repeated="16377"/>
        </table:table-row>
        <table:table-row table:style-name="ro1">
          <table:table-cell table:style-name="ce1"/>
          <table:table-cell table:style-name="ce6"/>
          <table:table-cell table:style-name="ce10"/>
          <table:table-cell table:number-columns-repeated="2" table:style-name="ce6"/>
          <table:table-cell table:style-name="ce3"/>
          <table:table-cell table:number-columns-repeated="16378" table:style-name="ce1"/>
        </table:table-row>
        <table:table-row table:style-name="ro1">
          <table:table-cell table:style-name="ce1"/>
          <table:table-cell office:value-type="string" table:style-name="ce6">
            <text:p>穴の上の積み上げペナルティ</text:p>
          </table:table-cell>
          <table:table-cell office:value-type="string" table:style-name="ce9">
            <text:p>hole_top_limit_reward</text:p>
          </table:table-cell>
          <table:table-cell table:style-name="ce5"/>
          <table:table-cell office:value-type="float" office:value="1.0000000000000001E-5" table:style-name="ce6">
            <text:p>0.00001</text:p>
          </table:table-cell>
          <table:table-cell office:value-type="float" office:value="1.0000000000000001E-5" table:style-name="ce8">
            <text:p>0.00001</text:p>
          </table:table-cell>
          <table:table-cell table:number-columns-repeated="16378" table:style-name="ce1"/>
        </table:table-row>
        <table:table-row table:style-name="ro1">
          <table:table-cell table:style-name="ce1"/>
          <table:table-cell office:value-type="string" table:style-name="ce9">
            <text:p>穴の上の積み上げペナルティ下限絶対高さ、この高さより上のときのみペナルティ有効</text:p>
          </table:table-cell>
          <table:table-cell office:value-type="string" table:style-name="ce9">
            <text:p>hole_top_limit_height</text:p>
          </table:table-cell>
          <table:table-cell table:style-name="ce5"/>
          <table:table-cell office:value-type="float" office:value="5" table:style-name="ce6">
            <text:p>5</text:p>
          </table:table-cell>
          <table:table-cell office:value-type="float" office:value="-1" table:style-name="ce7">
            <text:p>-1.00000</text:p>
          </table:table-cell>
          <table:table-cell office:value-type="float" office:value="-1" table:style-name="ce6">
            <text:p>-1</text:p>
          </table:table-cell>
          <table:table-cell table:number-columns-repeated="16377"/>
        </table:table-row>
        <table:table-row table:style-name="ro1">
          <table:table-cell table:style-name="ce1"/>
          <table:table-cell office:value-type="string" table:style-name="ce9">
            <text:p>穴の上の積み上げペナルティ 穴の位置が左記の相対高さより高いときのみ</text:p>
          </table:table-cell>
          <table:table-cell office:value-type="string" table:style-name="ce9">
            <text:p>hole_top_limit</text:p>
          </table:table-cell>
          <table:table-cell table:style-name="ce5"/>
          <table:table-cell office:value-type="float" office:value="1" table:style-name="ce6">
            <text:p>1</text:p>
          </table:table-cell>
          <table:table-cell office:value-type="float" office:value="1" table:style-name="ce8">
            <text:p>1.00000</text:p>
          </table:table-cell>
          <table:table-cell table:number-columns-repeated="16378" table:style-name="ce1"/>
        </table:table-row>
        <table:table-row table:style-name="ro1">
          <table:table-cell table:number-columns-repeated="16384"/>
        </table:table-row>
        <table:table-row table:style-name="ro1">
          <table:table-cell table:style-name="ce1"/>
          <table:table-cell office:value-type="string" table:style-name="ce1">
            <text:p>左端以外で３段以上の段差を作った場合のペナルティ</text:p>
          </table:table-cell>
          <table:table-cell office:value-type="string" table:style-name="ce2">
            <text:p>over3_diff_penalty</text:p>
          </table:table-cell>
          <table:table-cell table:style-name="ce1"/>
          <table:table-cell office:value-type="float" office:value="0.01" table:style-name="ce1">
            <text:p>0.01</text:p>
          </table:table-cell>
          <table:table-cell office:value-type="float" office:value="0.01" table:style-name="ce3">
            <text:p>0.01000</text:p>
          </table:table-cell>
          <table:table-cell table:number-columns-repeated="16378" table:style-name="ce1"/>
        </table:table-row>
        <table:table-row table:number-rows-repeated="2" table:style-name="ro1">
          <table:table-cell table:number-columns-repeated="16384"/>
        </table:table-row>
        <table:table-row table:style-name="ro1">
          <table:table-cell table:style-name="ce1"/>
          <table:table-cell office:value-type="string" table:style-name="ce1">
            <text:p>変数</text:p>
          </table:table-cell>
          <table:table-cell table:style-name="ce2"/>
          <table:table-cell table:style-name="ce1"/>
          <table:table-cell office:value-type="string" table:style-name="ce1">
            <text:p>↓仮の値</text:p>
          </table:table-cell>
          <table:table-cell office:value-type="string" table:style-name="ce3">
            <text:p>↓計算値</text:p>
          </table:table-cell>
          <table:table-cell table:number-columns-repeated="16378" table:style-name="ce1"/>
        </table:table-row>
        <table:table-row table:style-name="ro1">
          <table:table-cell office:value-type="string" table:style-name="ce11">
            <text:p>左端以外埋めている状態報酬</text:p>
          </table:table-cell>
          <table:table-cell table:style-name="ce1"/>
          <table:table-cell table:style-name="ce2"/>
          <table:table-cell table:number-columns-repeated="2" table:style-name="ce1"/>
          <table:table-cell table:style-name="ce3"/>
          <table:table-cell table:number-columns-repeated="16378" table:style-name="ce1"/>
        </table:table-row>
        <table:table-row table:style-name="ro1">
          <table:table-cell table:style-name="ce2"/>
          <table:table-cell office:value-type="string" table:style-name="ce1">
            <text:p>tetris_reward = 左端以外が埋まっている高さ * self.tetris_fill_reward</text:p>
          </table:table-cell>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左端以外が埋まっている高さ</text:p>
          </table:table-cell>
          <table:table-cell table:style-name="ce2"/>
          <table:table-cell office:value-type="string" table:style-name="ce1">
            <text:p>l_height</text:p>
          </table:table-cell>
          <table:table-cell office:value-type="float" office:value="1" table:style-name="ce1">
            <text:p>1</text:p>
          </table:table-cell>
          <table:table-cell office:value-type="float" office:value="0.12" table:formula="of:=[.E34]*[.$F$20]" table:style-name="ce3">
            <text:p>0.12000</text:p>
          </table:table-cell>
          <table:table-cell table:number-columns-repeated="16378"/>
        </table:table-row>
        <table:table-row table:style-name="ro1">
          <table:table-cell table:number-columns-repeated="2" table:style-name="ce1"/>
          <table:table-cell table:style-name="ce2"/>
          <table:table-cell table:style-name="ce1"/>
          <table:table-cell office:value-type="float" office:value="10" table:style-name="ce1">
            <text:p>10</text:p>
          </table:table-cell>
          <table:table-cell office:value-type="float" office:value="1.2" table:formula="of:=[.E35]*[.F$20]" table:style-name="ce7">
            <text:p>1.20000</text:p>
          </table:table-cell>
          <table:table-cell table:number-columns-repeated="16378"/>
        </table:table-row>
        <table:table-row table:style-name="ro1">
          <table:table-cell table:number-columns-repeated="2" table:style-name="ce1"/>
          <table:table-cell table:style-name="ce2"/>
          <table:table-cell office:value-type="string" table:style-name="ce1">
            <text:p>(max_height_relax)</text:p>
          </table:table-cell>
          <table:table-cell office:value-type="float" office:value="14" table:formula="of:=[.E18]" table:style-name="ce1">
            <text:p>14</text:p>
          </table:table-cell>
          <table:table-cell office:value-type="float" office:value="1.68" table:formula="of:=[.E36]*[.F$20]" table:style-name="ce3">
            <text:p>1.68000</text:p>
          </table:table-cell>
          <table:table-cell table:number-columns-repeated="16378"/>
        </table:table-row>
        <table:table-row table:style-name="ro1">
          <table:table-cell table:number-columns-repeated="2" table:style-name="ce1"/>
          <table:table-cell table:style-name="ce2"/>
          <table:table-cell table:style-name="ce1"/>
          <table:table-cell office:value-type="float" office:value="22" table:style-name="ce1">
            <text:p>22</text:p>
          </table:table-cell>
          <table:table-cell office:value-type="float" office:value="2.6399999999999997" table:formula="of:=[.E37]*[.F$20]" table:style-name="ce3">
            <text:p>2.64000</text:p>
          </table:table-cell>
          <table:table-cell table:number-columns-repeated="16378"/>
        </table:table-row>
        <table:table-row table:style-name="ro1">
          <table:table-cell table:style-name="ce1"/>
          <table:table-cell office:value-type="string" table:style-name="ce1">
            <text:p>→下から連続して左端が空いている行数を報酬にする。低い高さのほうが報酬は上げるが、掛け算はしない。</text:p>
          </table:table-cell>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 tetris_fill_reward' * 左端だけが開いている行数 * ???<text:s text:c="2"/></text:p>
          </table:table-cell>
          <table:table-cell table:style-name="ce2"/>
          <table:table-cell table:number-columns-repeated="2" table:style-name="ce1"/>
          <table:table-cell table:style-name="ce3"/>
          <table:table-cell table:number-columns-repeated="16378"/>
        </table:table-row>
        <table:table-row table:number-rows-repeated="3" table:style-name="ro1">
          <table:table-cell table:number-columns-repeated="16384"/>
        </table:table-row>
        <table:table-row table:style-name="ro1">
          <table:table-cell office:value-type="string" table:style-name="ce11">
            <text:p>削除行数報酬</text:p>
          </table:table-cell>
          <table:table-cell table:style-name="ce1"/>
          <table:table-cell table:style-name="ce2"/>
          <table:table-cell office:value-type="string" table:style-name="ce1">
            <text:p>self.heightは22である。</text:p>
          </table:table-cell>
          <table:table-cell table:style-name="ce1"/>
          <table:table-cell table:style-name="ce3"/>
          <table:table-cell table:number-columns-repeated="16378"/>
        </table:table-row>
        <table:table-row table:style-name="ro1">
          <table:table-cell table:style-name="ce2"/>
          <table:table-cell office:value-type="string" table:style-name="ce1">
            <text:p>Reward = self.reward_list[n] * (1 + (self.height – max(0, max_height))/self.height_line_reward)</text:p>
          </table:table-cell>
          <table:table-cell table:style-name="ce2"/>
          <table:table-cell table:number-columns-repeated="2" table:style-name="ce1"/>
          <table:table-cell table:style-name="ce3"/>
          <table:table-cell table:number-columns-repeated="16378"/>
        </table:table-row>
        <table:table-row table:style-name="ro1">
          <table:table-cell table:style-name="ce2"/>
          <table:table-cell office:value-type="string" table:style-name="ce1">
            <text:p>最大高さ</text:p>
          </table:table-cell>
          <table:table-cell table:style-name="ce2"/>
          <table:table-cell office:value-type="string" table:style-name="ce1">
            <text:p>max_height</text:p>
          </table:table-cell>
          <table:table-cell office:value-type="float" office:value="10" table:style-name="ce1">
            <text:p>10</text:p>
          </table:table-cell>
          <table:table-cell table:style-name="ce3"/>
          <table:table-cell table:number-columns-repeated="16378"/>
        </table:table-row>
        <table:table-row table:style-name="ro1">
          <table:table-cell table:style-name="ce1"/>
          <table:table-cell office:value-type="string" table:style-name="ce1">
            <text:p>削除行数</text:p>
          </table:table-cell>
          <table:table-cell table:style-name="ce2"/>
          <table:table-cell office:value-type="string" table:style-name="ce1">
            <text:p>delete_lines</text:p>
          </table:table-cell>
          <table:table-cell office:value-type="float" office:value="0" table:style-name="ce1">
            <text:p>0</text:p>
          </table:table-cell>
          <table:table-cell office:value-type="float" office:value="8555.5555555555547" table:formula="of:=[.F9]*(1+([.$E$45]-22/[.$F$12]))" table:style-name="ce3">
            <text:p>8555.55556</text:p>
          </table:table-cell>
          <table:table-cell table:number-columns-repeated="16378"/>
        </table:table-row>
        <table:table-row table:style-name="ro1">
          <table:table-cell table:number-columns-repeated="2" table:style-name="ce1"/>
          <table:table-cell table:style-name="ce2"/>
          <table:table-cell table:style-name="ce1"/>
          <table:table-cell office:value-type="float" office:value="1" table:style-name="ce1">
            <text:p>1</text:p>
          </table:table-cell>
          <table:table-cell office:value-type="float" office:value="256.66666666666669" table:formula="of:=[.F5]*(1+([.E$45]-22/[.F$12]))" table:style-name="ce3">
            <text:p>256.66667</text:p>
          </table:table-cell>
          <table:table-cell table:number-columns-repeated="16378"/>
        </table:table-row>
        <table:table-row table:style-name="ro1">
          <table:table-cell table:number-columns-repeated="2" table:style-name="ce1"/>
          <table:table-cell table:style-name="ce2"/>
          <table:table-cell table:style-name="ce1"/>
          <table:table-cell office:value-type="float" office:value="2" table:style-name="ce1">
            <text:p>2</text:p>
          </table:table-cell>
          <table:table-cell office:value-type="float" office:value="427.77777777777777" table:formula="of:=[.F6]*(1+([.E$45]-22/[.F$12]))" table:style-name="ce3">
            <text:p>427.77778</text:p>
          </table:table-cell>
          <table:table-cell table:number-columns-repeated="16378"/>
        </table:table-row>
        <table:table-row table:style-name="ro1">
          <table:table-cell table:number-columns-repeated="2" table:style-name="ce1"/>
          <table:table-cell table:style-name="ce2"/>
          <table:table-cell table:style-name="ce1"/>
          <table:table-cell office:value-type="float" office:value="3" table:style-name="ce1">
            <text:p>3</text:p>
          </table:table-cell>
          <table:table-cell office:value-type="float" office:value="855.55555555555554" table:formula="of:=[.F7]*(1+([.E$45]-22/[.F$12]))" table:style-name="ce3">
            <text:p>855.55556</text:p>
          </table:table-cell>
          <table:table-cell table:number-columns-repeated="16378"/>
        </table:table-row>
        <table:table-row table:style-name="ro1">
          <table:table-cell table:number-columns-repeated="2" table:style-name="ce1"/>
          <table:table-cell table:style-name="ce2"/>
          <table:table-cell table:style-name="ce1"/>
          <table:table-cell office:value-type="float" office:value="4" table:style-name="ce1">
            <text:p>4</text:p>
          </table:table-cell>
          <table:table-cell office:value-type="float" office:value="8555.5555555555547" table:formula="of:=[.F8]*(1+([.E$45]-22/[.F$12]))" table:style-name="ce7">
            <text:p>8555.55556</text:p>
          </table:table-cell>
          <table:table-cell table:number-columns-repeated="16378"/>
        </table:table-row>
        <table:table-row table:style-name="ro1">
          <table:table-cell table:number-columns-repeated="16384"/>
        </table:table-row>
        <table:table-row table:style-name="ro1">
          <table:table-cell office:value-type="string" table:style-name="ce2">
            <text:p>凸凹数ペナルティ</text:p>
          </table:table-cell>
          <table:table-cell table:style-name="ce1"/>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Penalty = self.reward_weight[0] * bampiness</text:p>
          </table:table-cell>
          <table:table-cell table:style-name="ce2"/>
          <table:table-cell table:number-columns-repeated="2" table:style-name="ce1"/>
          <table:table-cell table:style-name="ce3"/>
          <table:table-cell table:number-columns-repeated="16378"/>
        </table:table-row>
        <table:table-row table:style-name="ro1">
          <table:table-cell table:number-columns-repeated="16384"/>
        </table:table-row>
        <table:table-row table:style-name="ro1">
          <table:table-cell office:value-type="string" table:style-name="ce2">
            <text:p>最大高さペナルティ。self.max_height_relaxを超えている時だけペナルティ</text:p>
          </table:table-cell>
          <table:table-cell table:style-name="ce1"/>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Penalty = self.reward_weight[1] * max(0, max_height)</text:p>
          </table:table-cell>
          <table:table-cell table:number-columns-repeated="3" table:style-name="ce1"/>
          <table:table-cell table:style-name="ce3"/>
          <table:table-cell table:number-columns-repeated="16378"/>
        </table:table-row>
        <table:table-row table:style-name="ro1">
          <table:table-cell table:number-columns-repeated="5" table:style-name="ce1"/>
          <table:table-cell table:style-name="ce3"/>
          <table:table-cell table:number-columns-repeated="16378"/>
        </table:table-row>
        <table:table-row table:style-name="ro1">
          <table:table-cell office:value-type="string" table:style-name="ce2">
            <text:p>穴数ペナルティ</text:p>
          </table:table-cell>
          <table:table-cell table:style-name="ce1"/>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Penalty = self.reward_weight[2] * hole_num</text:p>
          </table:table-cell>
          <table:table-cell table:number-columns-repeated="3" table:style-name="ce1"/>
          <table:table-cell table:style-name="ce3"/>
          <table:table-cell table:number-columns-repeated="16378"/>
        </table:table-row>
        <table:table-row table:style-name="ro1">
          <table:table-cell table:number-columns-repeated="5" table:style-name="ce1"/>
          <table:table-cell table:style-name="ce3"/>
          <table:table-cell table:number-columns-repeated="16378"/>
        </table:table-row>
        <table:table-row table:style-name="ro1">
          <table:table-cell office:value-type="string" table:style-name="ce2">
            <text:p>穴の上のブロック数罰</text:p>
          </table:table-cell>
          <table:table-cell table:style-name="ce1"/>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Penalty = self.hole_top_limit_reward * hole_top_penalty * max_highest_hole</text:p>
          </table:table-cell>
          <table:table-cell table:number-columns-repeated="3" table:style-name="ce1"/>
          <table:table-cell table:style-name="ce3"/>
          <table:table-cell table:number-columns-repeated="16378"/>
        </table:table-row>
        <table:table-row table:style-name="ro1">
          <table:table-cell table:number-columns-repeated="16384"/>
        </table:table-row>
        <table:table-row table:style-name="ro1">
          <table:table-cell office:value-type="string" table:style-name="ce2">
            <text:p>左端が高すぎる場合の罰。左端がself.bumpiness_left_side_relaxを超えている時だけ</text:p>
          </table:table-cell>
          <table:table-cell table:style-name="ce1"/>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Penalty = (left_side_height - self.bumpiness_left_side_relax) * self.left_side_height_penalty</text:p>
          </table:table-cell>
          <table:table-cell table:number-columns-repeated="3" table:style-name="ce1"/>
          <table:table-cell table:style-name="ce3"/>
          <table:table-cell table:number-columns-repeated="16378"/>
        </table:table-row>
        <table:table-row table:style-name="ro1">
          <table:table-cell table:style-name="ce1"/>
          <table:table-cell office:value-type="string" table:style-name="ce1">
            <text:p>左端高さ</text:p>
          </table:table-cell>
          <table:table-cell table:style-name="ce2"/>
          <table:table-cell office:value-type="string" table:style-name="ce1">
            <text:p>left_side_height</text:p>
          </table:table-cell>
          <table:table-cell office:value-type="float" office:value="10" table:style-name="ce1">
            <text:p>10</text:p>
          </table:table-cell>
          <table:table-cell office:value-type="float" office:value="4.0000000000000001E-3" table:formula="of:=-([.E66]-[.F$17])*[.F$22]" table:style-name="ce3">
            <text:p>0.00400</text:p>
          </table:table-cell>
          <table:table-cell table:number-columns-repeated="16378"/>
        </table:table-row>
        <table:table-row table:style-name="ro1">
          <table:table-cell table:number-columns-repeated="16384"/>
        </table:table-row>
        <table:table-row table:style-name="ro1">
          <table:table-cell office:value-type="string" table:style-name="ce2">
            <text:p>３以上の段差を作った場合の罰</text:p>
          </table:table-cell>
          <table:table-cell table:number-columns-repeated="4" table:style-name="ce1"/>
          <table:table-cell table:style-name="ce3"/>
          <table:table-cell table:number-columns-repeated="16378"/>
        </table:table-row>
        <table:table-row table:style-name="ro1">
          <table:table-cell table:style-name="ce1"/>
          <table:table-cell office:value-type="string" table:style-name="ce1">
            <text:p>Penalty = over3_diff_count * self.over3_diff_penalty</text:p>
          </table:table-cell>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３以上の段差の数</text:p>
          </table:table-cell>
          <table:table-cell table:style-name="ce2"/>
          <table:table-cell office:value-type="string" table:style-name="ce1">
            <text:p>over3_diff_count</text:p>
          </table:table-cell>
          <table:table-cell office:value-type="float" office:value="1" table:style-name="ce1">
            <text:p>1</text:p>
          </table:table-cell>
          <table:table-cell office:value-type="float" office:value="-0.01" table:formula="of:=-[.E70]*[.F$28]" table:style-name="ce3">
            <text:p>-0.01000</text:p>
          </table:table-cell>
          <table:table-cell table:number-columns-repeated="16378"/>
        </table:table-row>
        <table:table-row table:style-name="ro1">
          <table:table-cell table:number-columns-repeated="5" table:style-name="ce1"/>
          <table:table-cell table:style-name="ce3"/>
          <table:table-cell table:number-columns-repeated="16378"/>
        </table:table-row>
        <table:table-row table:number-rows-repeated="2" table:style-name="ro1">
          <table:table-cell table:number-columns-repeated="16384"/>
        </table:table-row>
        <table:table-row table:style-name="ro1">
          <table:table-cell table:number-columns-repeated="2" table:style-name="ce1"/>
          <table:table-cell office:value-type="string" table:style-name="ce2">
            <text:p>V5では、すべてクリアされた状態を大きな報酬として算出する必要あり。</text:p>
          </table:table-cell>
          <table:table-cell table:number-columns-repeated="2" table:style-name="ce1"/>
          <table:table-cell table:style-name="ce3"/>
          <table:table-cell table:number-columns-repeated="16378"/>
        </table:table-row>
        <table:table-row table:number-rows-repeated="2" table:style-name="ro1">
          <table:table-cell table:number-columns-repeated="16384"/>
        </table:table-row>
        <table:table-row table:style-name="ro1">
          <table:table-cell table:number-columns-repeated="2" table:style-name="ce1"/>
          <table:table-cell office:value-type="string" table:style-name="ce2">
            <text:p>確か、tetris_rewardが行削除rewardより高い場合、行削除しなかった。</text:p>
          </table:table-cell>
          <table:table-cell table:number-columns-repeated="2" table:style-name="ce1"/>
          <table:table-cell table:style-name="ce3"/>
          <table:table-cell table:number-columns-repeated="16378"/>
        </table:table-row>
        <table:table-row table:style-name="ro1">
          <table:table-cell table:number-columns-repeated="2" table:style-name="ce1"/>
          <table:table-cell office:value-type="string" table:style-name="ce2">
            <text:p>だから、tetris_rewardが４行削除rewardを超えない範囲で最大化するように、Parameterを調整する。</text:p>
          </table:table-cell>
          <table:table-cell table:number-columns-repeated="2" table:style-name="ce1"/>
          <table:table-cell table:style-name="ce3"/>
          <table:table-cell table:number-columns-repeated="16378"/>
        </table:table-row>
        <table:table-row table:number-rows-repeated="2" table:style-name="ro1">
          <table:table-cell table:number-columns-repeated="16384"/>
        </table:table-row>
        <table:table-row table:style-name="ro1">
          <table:table-cell/>
          <table:table-cell table:style-name="ce1"/>
          <table:table-cell office:value-type="string" table:style-name="ce2">
            <text:p>左空け報酬と、行削除報酬とのバランス</text:p>
          </table:table-cell>
          <table:table-cell table:number-columns-repeated="2" table:style-name="ce1"/>
          <table:table-cell table:style-name="ce3"/>
          <table:table-cell table:number-columns-repeated="16378" table:style-name="ce1"/>
        </table:table-row>
        <table:table-row table:style-name="ro1">
          <table:table-cell table:number-columns-repeated="16384"/>
        </table:table-row>
        <table:table-row table:style-name="ro1">
          <table:table-cell/>
          <table:table-cell table:style-name="ce1"/>
          <table:table-cell office:value-type="string" table:style-name="ce2">
            <text:p>通常の高さの時は、</text:p>
          </table:table-cell>
          <table:table-cell table:number-columns-repeated="2" table:style-name="ce1"/>
          <table:table-cell table:style-name="ce3"/>
          <table:table-cell table:number-columns-repeated="16378" table:style-name="ce1"/>
        </table:table-row>
        <table:table-row table:style-name="ro1">
          <table:table-cell/>
          <table:table-cell table:style-name="ce1"/>
          <table:table-cell office:value-type="string" table:style-name="ce2">
            <text:p>左空け報酬＜４段消し報酬＜全消し報酬</text:p>
          </table:table-cell>
          <table:table-cell table:number-columns-repeated="2" table:style-name="ce1"/>
          <table:table-cell table:style-name="ce3"/>
          <table:table-cell table:number-columns-repeated="16378" table:style-name="ce1"/>
        </table:table-row>
        <table:table-row table:style-name="ro1">
          <table:table-cell/>
          <table:table-cell table:style-name="ce1"/>
          <table:table-cell table:style-name="ce2"/>
          <table:table-cell table:style-name="ce1"/>
          <table:table-cell office:value-type="string" table:style-name="ce1">
            <text:p>左空け報酬を１段消し報酬のminimum以下にクリッピング？</text:p>
          </table:table-cell>
          <table:table-cell table:style-name="ce3"/>
          <table:table-cell table:number-columns-repeated="16378" table:style-name="ce1"/>
        </table:table-row>
        <table:table-row table:style-name="ro1">
          <table:table-cell table:number-columns-repeated="16384"/>
        </table:table-row>
        <table:table-row table:style-name="ro1">
          <table:table-cell/>
          <table:table-cell table:style-name="ce1"/>
          <table:table-cell office:value-type="string" table:style-name="ce2">
            <text:p>４段消しした後にペナルティの大きな盤面になったので、うまく学習できなかったように思う。3段以上消しは削除後の盤面を評価しないほうがいいのか？</text:p>
          </table:table-cell>
          <table:table-cell table:number-columns-repeated="2" table:style-name="ce1"/>
          <table:table-cell table:style-name="ce3"/>
          <table:table-cell table:number-columns-repeated="16378" table:style-name="ce1"/>
        </table:table-row>
        <table:table-row table:style-name="ro1">
          <table:table-cell table:number-columns-repeated="16384"/>
        </table:table-row>
        <table:table-row table:style-name="ro1">
          <table:table-cell/>
          <table:table-cell office:value-type="string" table:style-name="ce12">
            <text:p>やばい高さくらいで左空け報酬＝1行消し報酬になればいいはず</text:p>
          </table:table-cell>
          <table:table-cell table:style-name="ce2"/>
          <table:table-cell table:number-columns-repeated="2" table:style-name="ce1"/>
          <table:table-cell table:style-name="ce3"/>
          <table:table-cell table:number-columns-repeated="16378" table:style-name="ce1"/>
        </table:table-row>
        <table:table-row table:style-name="ro1">
          <table:table-cell/>
          <table:table-cell office:value-type="string" table:style-name="ce13">
            <text:p>やばい高さ以下では、4行消し報酬＞左空け報酬＞3行消し報酬　・・・見事に3行消ししてくれたので</text:p>
          </table:table-cell>
          <table:table-cell table:style-name="ce2"/>
          <table:table-cell table:number-columns-repeated="2" table:style-name="ce1"/>
          <table:table-cell table:style-name="ce3"/>
          <table:table-cell table:number-columns-repeated="16378" table:style-name="ce1"/>
        </table:table-row>
        <table:table-row table:style-name="ro1">
          <table:table-cell/>
          <table:table-cell office:value-type="string" table:style-name="ce13">
            <text:p>やばい高さ以上では、左空け報酬を1段消し報酬以下にクリッピングする・・・Retry19で摘要済み。1行削除でクリッピングしている。これは補正分を含まないので十分小さいはず</text:p>
          </table:table-cell>
          <table:table-cell table:style-name="ce2"/>
          <table:table-cell table:number-columns-repeated="2" table:style-name="ce1"/>
          <table:table-cell table:style-name="ce3"/>
          <table:table-cell table:number-columns-repeated="16378" table:style-name="ce1"/>
        </table:table-row>
        <table:table-row table:style-name="ro1">
          <table:table-cell table:number-columns-repeated="16384"/>
        </table:table-row>
        <table:table-row table:style-name="ro1">
          <table:table-cell/>
          <table:table-cell office:value-type="string" table:style-name="ce12">
            <text:p>4段消し時の報酬全体&gt;4段消ししない時の報酬全体　であればよい</text:p>
          </table:table-cell>
          <table:table-cell table:style-name="ce2"/>
          <table:table-cell table:number-columns-repeated="2" table:style-name="ce1"/>
          <table:table-cell table:style-name="ce3"/>
          <table:table-cell table:number-columns-repeated="16378" table:style-name="ce1"/>
        </table:table-row>
        <table:table-row table:number-rows-repeated="2" table:style-name="ro1">
          <table:table-cell table:number-columns-repeated="16384"/>
        </table:table-row>
        <table:table-row table:style-name="ro1">
          <table:table-cell/>
          <table:table-cell office:value-type="string" table:style-name="ce1">
            <text:p>やばい高さで、左空け報酬＝１行消し報酬になるグラフにする。</text:p>
          </table:table-cell>
          <table:table-cell table:style-name="ce2"/>
          <table:table-cell table:number-columns-repeated="2" table:style-name="ce1"/>
          <table:table-cell table:style-name="ce3"/>
          <table:table-cell table:number-columns-repeated="9" table:style-name="ce1"/>
          <table:table-cell office:value-type="string" table:style-name="ce1">
            <text:p>イメージ</text:p>
          </table:table-cell>
          <table:table-cell table:number-columns-repeated="16368"/>
        </table:table-row>
        <table:table-row table:style-name="ro1">
          <table:table-cell table:number-columns-repeated="2"/>
          <table:table-cell table:style-name="ce2"/>
          <table:table-cell table:style-name="ce14"/>
          <table:table-cell office:value-type="string" table:style-name="ce1">
            <text:p>行消し報酬</text:p>
          </table:table-cell>
          <table:table-cell table:style-name="ce3"/>
          <table:table-cell table:number-columns-repeated="2" table:style-name="ce1"/>
          <table:table-cell office:value-type="string" table:style-name="ce1">
            <text:p>左空け報酬</text:p>
          </table:table-cell>
          <table:table-cell office:value-type="string" table:style-name="ce1">
            <text:p>オフセット付き</text:p>
          </table:table-cell>
          <table:table-cell office:value-type="string" table:style-name="ce1">
            <text:p>行消し報酬 + 削除後左空け報酬</text:p>
          </table:table-cell>
          <table:table-cell table:number-columns-repeated="16373" table:style-name="ce1"/>
        </table:table-row>
        <table:table-row table:style-name="ro1">
          <table:table-cell table:number-columns-repeated="2"/>
          <table:table-cell table:style-name="ce2"/>
          <table:table-cell office:value-type="string" table:style-name="ce1">
            <text:p>↓max_height</text:p>
          </table:table-cell>
          <table:table-cell office:value-type="float" office:value="1" table:style-name="ce15">
            <text:p>1</text:p>
          </table:table-cell>
          <table:table-cell office:value-type="float" office:value="2" table:style-name="ce16">
            <text:p>2.00000</text:p>
          </table:table-cell>
          <table:table-cell office:value-type="float" office:value="3" table:style-name="ce17">
            <text:p>3</text:p>
          </table:table-cell>
          <table:table-cell office:value-type="float" office:value="4" table:style-name="ce18">
            <text:p>4</text:p>
          </table:table-cell>
          <table:table-cell table:number-columns-repeated="2" table:style-name="ce19"/>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string" table:style-name="ce1">
            <text:p>報酬</text:p>
          </table:table-cell>
          <table:table-cell table:number-columns-repeated="16368"/>
        </table:table-row>
        <table:table-row table:style-name="ro1">
          <table:table-cell table:number-columns-repeated="2"/>
          <table:table-cell table:style-name="ce2"/>
          <table:table-cell office:value-type="float" office:value="1" table:style-name="ce1">
            <text:p>1</text:p>
          </table:table-cell>
          <table:table-cell office:value-type="float" office:value="0.1" table:formula="of:=[.$H$5]*(1+(22-[.$D99])/[.$F$12])" table:style-name="ce7">
            <text:p>0.10000</text:p>
          </table:table-cell>
          <table:table-cell office:value-type="float" office:value="0.16666666666666669" table:formula="of:=[.$H$6]*(1+(22-[.$D99])/[.$F$12])" table:style-name="ce3">
            <text:p>0.16667</text:p>
          </table:table-cell>
          <table:table-cell office:value-type="float" office:value="0.33333333333333337" table:formula="of:=[.$H$7]*(1+(22-[.$D99])/[.$F$12])" table:style-name="ce3">
            <text:p>0.33333</text:p>
          </table:table-cell>
          <table:table-cell office:value-type="float" office:value="3.3333333333333335" table:formula="of:=[.$H$8]*(1+(22-[.$D99])/[.$F$12])" table:style-name="ce3">
            <text:p>3.33333</text:p>
          </table:table-cell>
          <table:table-cell office:value-type="float" office:value="0.12" table:formula="of:=[.D99]*[.$F$20]" table:style-name="ce3">
            <text:p>0.12000</text:p>
          </table:table-cell>
          <table:table-cell office:value-type="float" office:value="0.22" table:formula="of:=([.D99]+[.$H$7]/[.$F$20])*[.$F$20]" table:style-name="ce3">
            <text:p>0.22000</text:p>
          </table:table-cell>
          <table:table-cell office:value-type="float" office:value="0.1" table:formula="of:=[.E99]" table:style-name="ce3">
            <text:p>0.10000</text:p>
          </table:table-cell>
          <table:table-cell office:value-type="float" office:value="0.16666666666666669" table:formula="of:=[.F99]" table:style-name="ce3">
            <text:p>0.16667</text:p>
          </table:table-cell>
          <table:table-cell office:value-type="float" office:value="0.33333333333333337" table:formula="of:=[.G99]" table:style-name="ce3">
            <text:p>0.33333</text:p>
          </table:table-cell>
          <table:table-cell office:value-type="float" office:value="3.3333333333333335" table:formula="of:=[.H99]" table:style-name="ce3">
            <text:p>3.33333</text:p>
          </table:table-cell>
          <table:table-cell table:number-columns-repeated="16370" table:style-name="ce1"/>
        </table:table-row>
        <table:table-row table:style-name="ro1">
          <table:table-cell table:number-columns-repeated="2"/>
          <table:table-cell table:style-name="ce2"/>
          <table:table-cell office:value-type="float" office:value="2" table:style-name="ce1">
            <text:p>2</text:p>
          </table:table-cell>
          <table:table-cell office:value-type="float" office:value="9.6666666666666665E-2" table:formula="of:=[.$H$5]*(1+(22-[.D100])/[.$F$12])" table:style-name="ce3">
            <text:p>0.09667</text:p>
          </table:table-cell>
          <table:table-cell office:value-type="float" office:value="0.16111111111111112" table:formula="of:=[.$H$6]*(1+(22-[.D100])/[.$F$12])" table:style-name="ce7">
            <text:p>0.16111</text:p>
          </table:table-cell>
          <table:table-cell office:value-type="float" office:value="0.32222222222222224" table:formula="of:=[.$H$7]*(1+(22-[.D100])/[.$F$12])" table:style-name="ce3">
            <text:p>0.32222</text:p>
          </table:table-cell>
          <table:table-cell office:value-type="float" office:value="3.2222222222222223" table:formula="of:=[.$H$8]*(1+(22-[.D100])/[.$F$12])" table:style-name="ce3">
            <text:p>3.22222</text:p>
          </table:table-cell>
          <table:table-cell office:value-type="float" office:value="0.24" table:formula="of:=[.D100]*[.$F$20]" table:style-name="ce3">
            <text:p>0.24000</text:p>
          </table:table-cell>
          <table:table-cell office:value-type="float" office:value="0.34" table:formula="of:=([.D100]+[.$H$7]/[.$F$20])*[.$F$20]" table:style-name="ce3">
            <text:p>0.34000</text:p>
          </table:table-cell>
          <table:table-cell office:value-type="float" office:value="0.21666666666666667" table:formula="of:=[.E100]+[.I99]" table:style-name="ce3">
            <text:p>0.21667</text:p>
          </table:table-cell>
          <table:table-cell office:value-type="float" office:value="0.16111111111111112" table:formula="of:=[.F100]" table:style-name="ce3">
            <text:p>0.16111</text:p>
          </table:table-cell>
          <table:table-cell office:value-type="float" office:value="0.32222222222222224" table:formula="of:=[.G100]" table:style-name="ce3">
            <text:p>0.32222</text:p>
          </table:table-cell>
          <table:table-cell office:value-type="float" office:value="3.2222222222222223" table:formula="of:=[.H100]" table:style-name="ce3">
            <text:p>3.22222</text:p>
          </table:table-cell>
          <table:table-cell table:number-columns-repeated="16370" table:style-name="ce1"/>
        </table:table-row>
        <table:table-row table:style-name="ro1">
          <table:table-cell table:number-columns-repeated="2"/>
          <table:table-cell table:style-name="ce2"/>
          <table:table-cell office:value-type="float" office:value="3" table:style-name="ce1">
            <text:p>3</text:p>
          </table:table-cell>
          <table:table-cell office:value-type="float" office:value="9.3333333333333338E-2" table:formula="of:=[.$H$5]*(1+(22-[.D101])/[.$F$12])" table:style-name="ce3">
            <text:p>0.09333</text:p>
          </table:table-cell>
          <table:table-cell office:value-type="float" office:value="0.15555555555555556" table:formula="of:=[.$H$6]*(1+(22-[.D101])/[.$F$12])" table:style-name="ce3">
            <text:p>0.15556</text:p>
          </table:table-cell>
          <table:table-cell office:value-type="float" office:value="0.31111111111111112" table:formula="of:=[.$H$7]*(1+(22-[.D101])/[.$F$12])" table:style-name="ce7">
            <text:p>0.31111</text:p>
          </table:table-cell>
          <table:table-cell office:value-type="float" office:value="3.1111111111111112" table:formula="of:=[.$H$8]*(1+(22-[.D101])/[.$F$12])" table:style-name="ce3">
            <text:p>3.11111</text:p>
          </table:table-cell>
          <table:table-cell office:value-type="float" office:value="0.36" table:formula="of:=[.D101]*[.$F$20]" table:style-name="ce3">
            <text:p>0.36000</text:p>
          </table:table-cell>
          <table:table-cell office:value-type="float" office:value="0.46" table:formula="of:=([.D101]+[.$H$7]/[.$F$20])*[.$F$20]" table:style-name="ce3">
            <text:p>0.46000</text:p>
          </table:table-cell>
          <table:table-cell office:value-type="float" office:value="0.33333333333333331" table:formula="of:=[.E101]+[.I100]" table:style-name="ce3">
            <text:p>0.33333</text:p>
          </table:table-cell>
          <table:table-cell office:value-type="float" office:value="0.27555555555555555" table:formula="of:=[.F101]+[.I99]" table:style-name="ce3">
            <text:p>0.27556</text:p>
          </table:table-cell>
          <table:table-cell office:value-type="float" office:value="0.31111111111111112" table:formula="of:=[.G101]" table:style-name="ce3">
            <text:p>0.31111</text:p>
          </table:table-cell>
          <table:table-cell office:value-type="float" office:value="3.1111111111111112" table:formula="of:=[.H101]" table:style-name="ce3">
            <text:p>3.11111</text:p>
          </table:table-cell>
          <table:table-cell table:number-columns-repeated="16370" table:style-name="ce1"/>
        </table:table-row>
        <table:table-row table:style-name="ro1">
          <table:table-cell table:number-columns-repeated="2"/>
          <table:table-cell table:style-name="ce2"/>
          <table:table-cell office:value-type="float" office:value="4" table:style-name="ce1">
            <text:p>4</text:p>
          </table:table-cell>
          <table:table-cell office:value-type="float" office:value="0.09" table:formula="of:=[.$H$5]*(1+(22-[.D102])/[.$F$12])" table:style-name="ce3">
            <text:p>0.09000</text:p>
          </table:table-cell>
          <table:table-cell office:value-type="float" office:value="0.15000000000000002" table:formula="of:=[.$H$6]*(1+(22-[.D102])/[.$F$12])" table:style-name="ce3">
            <text:p>0.15000</text:p>
          </table:table-cell>
          <table:table-cell office:value-type="float" office:value="0.30000000000000004" table:formula="of:=[.$H$7]*(1+(22-[.D102])/[.$F$12])" table:style-name="ce3">
            <text:p>0.30000</text:p>
          </table:table-cell>
          <table:table-cell office:value-type="float" office:value="3" table:formula="of:=[.$H$8]*(1+(22-[.D102])/[.$F$12])" table:style-name="ce7">
            <text:p>3.00000</text:p>
          </table:table-cell>
          <table:table-cell office:value-type="float" office:value="0.48" table:formula="of:=[.D102]*[.$F$20]" table:style-name="ce3">
            <text:p>0.48000</text:p>
          </table:table-cell>
          <table:table-cell office:value-type="float" office:value="0.57999999999999996" table:formula="of:=([.D102]+[.$H$7]/[.$F$20])*[.$F$20]" table:style-name="ce3">
            <text:p>0.58000</text:p>
          </table:table-cell>
          <table:table-cell office:value-type="float" office:value="0.44999999999999996" table:formula="of:=[.E102]+[.I101]" table:style-name="ce3">
            <text:p>0.45000</text:p>
          </table:table-cell>
          <table:table-cell office:value-type="float" office:value="0.39" table:formula="of:=[.F102]+[.I100]" table:style-name="ce3">
            <text:p>0.39000</text:p>
          </table:table-cell>
          <table:table-cell office:value-type="float" office:value="0.42000000000000004" table:formula="of:=[.G102]+[.I99]" table:style-name="ce3">
            <text:p>0.42000</text:p>
          </table:table-cell>
          <table:table-cell office:value-type="float" office:value="3" table:formula="of:=[.H102]" table:style-name="ce3">
            <text:p>3.00000</text:p>
          </table:table-cell>
          <table:table-cell table:number-columns-repeated="16370" table:style-name="ce1"/>
        </table:table-row>
        <table:table-row table:style-name="ro1">
          <table:table-cell table:number-columns-repeated="2"/>
          <table:table-cell table:style-name="ce2"/>
          <table:table-cell office:value-type="float" office:value="5" table:style-name="ce1">
            <text:p>5</text:p>
          </table:table-cell>
          <table:table-cell office:value-type="float" office:value="8.6666666666666656E-2" table:formula="of:=[.$H$5]*(1+(22-[.D103])/[.$F$12])" table:style-name="ce3">
            <text:p>0.08667</text:p>
          </table:table-cell>
          <table:table-cell office:value-type="float" office:value="0.14444444444444446" table:formula="of:=[.$H$6]*(1+(22-[.D103])/[.$F$12])" table:style-name="ce3">
            <text:p>0.14444</text:p>
          </table:table-cell>
          <table:table-cell office:value-type="float" office:value="0.28888888888888892" table:formula="of:=[.$H$7]*(1+(22-[.D103])/[.$F$12])" table:style-name="ce3">
            <text:p>0.28889</text:p>
          </table:table-cell>
          <table:table-cell office:value-type="float" office:value="2.8888888888888888" table:formula="of:=[.$H$8]*(1+(22-[.D103])/[.$F$12])" table:style-name="ce3">
            <text:p>2.88889</text:p>
          </table:table-cell>
          <table:table-cell office:value-type="float" office:value="0.6" table:formula="of:=[.D103]*[.$F$20]" table:style-name="ce3">
            <text:p>0.60000</text:p>
          </table:table-cell>
          <table:table-cell office:value-type="float" office:value="0.7" table:formula="of:=([.D103]+[.$H$7]/[.$F$20])*[.$F$20]" table:style-name="ce3">
            <text:p>0.70000</text:p>
          </table:table-cell>
          <table:table-cell office:value-type="float" office:value="0.56666666666666665" table:formula="of:=[.E103]+[.I102]" table:style-name="ce3">
            <text:p>0.56667</text:p>
          </table:table-cell>
          <table:table-cell office:value-type="float" office:value="0.50444444444444447" table:formula="of:=[.F103]+[.I101]" table:style-name="ce3">
            <text:p>0.50444</text:p>
          </table:table-cell>
          <table:table-cell office:value-type="float" office:value="0.52888888888888896" table:formula="of:=[.G103]+[.I100]" table:style-name="ce3">
            <text:p>0.52889</text:p>
          </table:table-cell>
          <table:table-cell office:value-type="float" office:value="3.0088888888888889" table:formula="of:=[.H103]+[.I99]" table:style-name="ce3">
            <text:p>3.00889</text:p>
          </table:table-cell>
          <table:table-cell table:number-columns-repeated="16370" table:style-name="ce1"/>
        </table:table-row>
        <table:table-row table:style-name="ro1">
          <table:table-cell table:number-columns-repeated="2"/>
          <table:table-cell table:style-name="ce2"/>
          <table:table-cell office:value-type="float" office:value="6" table:style-name="ce1">
            <text:p>6</text:p>
          </table:table-cell>
          <table:table-cell office:value-type="float" office:value="8.3333333333333329E-2" table:formula="of:=[.$H$5]*(1+(22-[.D104])/[.$F$12])" table:style-name="ce3">
            <text:p>0.08333</text:p>
          </table:table-cell>
          <table:table-cell office:value-type="float" office:value="0.1388888888888889" table:formula="of:=[.$H$6]*(1+(22-[.D104])/[.$F$12])" table:style-name="ce3">
            <text:p>0.13889</text:p>
          </table:table-cell>
          <table:table-cell office:value-type="float" office:value="0.27777777777777779" table:formula="of:=[.$H$7]*(1+(22-[.D104])/[.$F$12])" table:style-name="ce3">
            <text:p>0.27778</text:p>
          </table:table-cell>
          <table:table-cell office:value-type="float" office:value="2.7777777777777777" table:formula="of:=[.$H$8]*(1+(22-[.D104])/[.$F$12])" table:style-name="ce3">
            <text:p>2.77778</text:p>
          </table:table-cell>
          <table:table-cell office:value-type="float" office:value="0.72" table:formula="of:=[.D104]*[.$F$20]" table:style-name="ce3">
            <text:p>0.72000</text:p>
          </table:table-cell>
          <table:table-cell office:value-type="float" office:value="0.82" table:formula="of:=([.D104]+[.$H$7]/[.$F$20])*[.$F$20]" table:style-name="ce3">
            <text:p>0.82000</text:p>
          </table:table-cell>
          <table:table-cell office:value-type="float" office:value="0.68333333333333335" table:formula="of:=[.E104]+[.I103]" table:style-name="ce3">
            <text:p>0.68333</text:p>
          </table:table-cell>
          <table:table-cell office:value-type="float" office:value="0.61888888888888882" table:formula="of:=[.F104]+[.I102]" table:style-name="ce3">
            <text:p>0.61889</text:p>
          </table:table-cell>
          <table:table-cell office:value-type="float" office:value="0.63777777777777778" table:formula="of:=[.G104]+[.I101]" table:style-name="ce3">
            <text:p>0.63778</text:p>
          </table:table-cell>
          <table:table-cell office:value-type="float" office:value="3.0177777777777779" table:formula="of:=[.H104]+[.I100]" table:style-name="ce3">
            <text:p>3.01778</text:p>
          </table:table-cell>
          <table:table-cell table:number-columns-repeated="16370" table:style-name="ce1"/>
        </table:table-row>
        <table:table-row table:style-name="ro1">
          <table:table-cell table:number-columns-repeated="2"/>
          <table:table-cell table:style-name="ce2"/>
          <table:table-cell office:value-type="float" office:value="7" table:style-name="ce1">
            <text:p>7</text:p>
          </table:table-cell>
          <table:table-cell office:value-type="float" office:value="0.08" table:formula="of:=[.$H$5]*(1+(22-[.D105])/[.$F$12])" table:style-name="ce3">
            <text:p>0.08000</text:p>
          </table:table-cell>
          <table:table-cell office:value-type="float" office:value="0.13333333333333336" table:formula="of:=[.$H$6]*(1+(22-[.D105])/[.$F$12])" table:style-name="ce3">
            <text:p>0.13333</text:p>
          </table:table-cell>
          <table:table-cell office:value-type="float" office:value="0.26666666666666672" table:formula="of:=[.$H$7]*(1+(22-[.D105])/[.$F$12])" table:style-name="ce3">
            <text:p>0.26667</text:p>
          </table:table-cell>
          <table:table-cell office:value-type="float" office:value="2.666666666666667" table:formula="of:=[.$H$8]*(1+(22-[.D105])/[.$F$12])" table:style-name="ce3">
            <text:p>2.66667</text:p>
          </table:table-cell>
          <table:table-cell office:value-type="float" office:value="0.84" table:formula="of:=[.D105]*[.$F$20]" table:style-name="ce3">
            <text:p>0.84000</text:p>
          </table:table-cell>
          <table:table-cell office:value-type="float" office:value="0.94" table:formula="of:=([.D105]+[.$H$7]/[.$F$20])*[.$F$20]" table:style-name="ce3">
            <text:p>0.94000</text:p>
          </table:table-cell>
          <table:table-cell office:value-type="float" office:value="0.79999999999999993" table:formula="of:=[.E105]+[.I104]" table:style-name="ce3">
            <text:p>0.80000</text:p>
          </table:table-cell>
          <table:table-cell office:value-type="float" office:value="0.73333333333333339" table:formula="of:=[.F105]+[.I103]" table:style-name="ce3">
            <text:p>0.73333</text:p>
          </table:table-cell>
          <table:table-cell office:value-type="float" office:value="0.7466666666666667" table:formula="of:=[.G105]+[.I102]" table:style-name="ce3">
            <text:p>0.74667</text:p>
          </table:table-cell>
          <table:table-cell office:value-type="float" office:value="3.0266666666666668" table:formula="of:=[.H105]+[.I101]" table:style-name="ce3">
            <text:p>3.02667</text:p>
          </table:table-cell>
          <table:table-cell table:number-columns-repeated="16370" table:style-name="ce1"/>
        </table:table-row>
        <table:table-row table:style-name="ro1">
          <table:table-cell table:number-columns-repeated="2"/>
          <table:table-cell table:style-name="ce2"/>
          <table:table-cell office:value-type="float" office:value="8" table:style-name="ce1">
            <text:p>8</text:p>
          </table:table-cell>
          <table:table-cell office:value-type="float" office:value="7.6666666666666661E-2" table:formula="of:=[.$H$5]*(1+(22-[.D106])/[.$F$12])" table:style-name="ce3">
            <text:p>0.07667</text:p>
          </table:table-cell>
          <table:table-cell office:value-type="float" office:value="0.12777777777777777" table:formula="of:=[.$H$6]*(1+(22-[.D106])/[.$F$12])" table:style-name="ce3">
            <text:p>0.12778</text:p>
          </table:table-cell>
          <table:table-cell office:value-type="float" office:value="0.25555555555555554" table:formula="of:=[.$H$7]*(1+(22-[.D106])/[.$F$12])" table:style-name="ce3">
            <text:p>0.25556</text:p>
          </table:table-cell>
          <table:table-cell office:value-type="float" office:value="2.5555555555555554" table:formula="of:=[.$H$8]*(1+(22-[.D106])/[.$F$12])" table:style-name="ce3">
            <text:p>2.55556</text:p>
          </table:table-cell>
          <table:table-cell office:value-type="float" office:value="0.96" table:formula="of:=[.D106]*[.$F$20]" table:style-name="ce3">
            <text:p>0.96000</text:p>
          </table:table-cell>
          <table:table-cell office:value-type="float" office:value="1.06" table:formula="of:=([.D106]+[.$H$7]/[.$F$20])*[.$F$20]" table:style-name="ce3">
            <text:p>1.06000</text:p>
          </table:table-cell>
          <table:table-cell office:value-type="float" office:value="0.91666666666666663" table:formula="of:=[.E106]+[.I105]" table:style-name="ce3">
            <text:p>0.91667</text:p>
          </table:table-cell>
          <table:table-cell office:value-type="float" office:value="0.84777777777777774" table:formula="of:=[.F106]+[.I104]" table:style-name="ce3">
            <text:p>0.84778</text:p>
          </table:table-cell>
          <table:table-cell office:value-type="float" office:value="0.85555555555555551" table:formula="of:=[.G106]+[.I103]" table:style-name="ce3">
            <text:p>0.85556</text:p>
          </table:table-cell>
          <table:table-cell office:value-type="float" office:value="3.0355555555555553" table:formula="of:=[.H106]+[.I102]" table:style-name="ce3">
            <text:p>3.03556</text:p>
          </table:table-cell>
          <table:table-cell table:number-columns-repeated="16370" table:style-name="ce1"/>
        </table:table-row>
        <table:table-row table:style-name="ro1">
          <table:table-cell table:number-columns-repeated="2"/>
          <table:table-cell table:style-name="ce2"/>
          <table:table-cell office:value-type="float" office:value="9" table:style-name="ce1">
            <text:p>9</text:p>
          </table:table-cell>
          <table:table-cell office:value-type="float" office:value="7.3333333333333334E-2" table:formula="of:=[.$H$5]*(1+(22-[.D107])/[.$F$12])" table:style-name="ce3">
            <text:p>0.07333</text:p>
          </table:table-cell>
          <table:table-cell office:value-type="float" office:value="0.12222222222222223" table:formula="of:=[.$H$6]*(1+(22-[.D107])/[.$F$12])" table:style-name="ce3">
            <text:p>0.12222</text:p>
          </table:table-cell>
          <table:table-cell office:value-type="float" office:value="0.24444444444444446" table:formula="of:=[.$H$7]*(1+(22-[.D107])/[.$F$12])" table:style-name="ce3">
            <text:p>0.24444</text:p>
          </table:table-cell>
          <table:table-cell office:value-type="float" office:value="2.4444444444444446" table:formula="of:=[.$H$8]*(1+(22-[.D107])/[.$F$12])" table:style-name="ce3">
            <text:p>2.44444</text:p>
          </table:table-cell>
          <table:table-cell office:value-type="float" office:value="1.08" table:formula="of:=[.D107]*[.$F$20]" table:style-name="ce3">
            <text:p>1.08000</text:p>
          </table:table-cell>
          <table:table-cell office:value-type="float" office:value="1.18" table:formula="of:=([.D107]+[.$H$7]/[.$F$20])*[.$F$20]" table:style-name="ce3">
            <text:p>1.18000</text:p>
          </table:table-cell>
          <table:table-cell office:value-type="float" office:value="1.0333333333333332" table:formula="of:=[.E107]+[.I106]" table:style-name="ce3">
            <text:p>1.03333</text:p>
          </table:table-cell>
          <table:table-cell office:value-type="float" office:value="0.9622222222222222" table:formula="of:=[.F107]+[.I105]" table:style-name="ce3">
            <text:p>0.96222</text:p>
          </table:table-cell>
          <table:table-cell office:value-type="float" office:value="0.96444444444444444" table:formula="of:=[.G107]+[.I104]" table:style-name="ce3">
            <text:p>0.96444</text:p>
          </table:table-cell>
          <table:table-cell office:value-type="float" office:value="3.0444444444444447" table:formula="of:=[.H107]+[.I103]" table:style-name="ce3">
            <text:p>3.04444</text:p>
          </table:table-cell>
          <table:table-cell table:number-columns-repeated="16370" table:style-name="ce1"/>
        </table:table-row>
        <table:table-row table:style-name="ro1">
          <table:table-cell table:number-columns-repeated="2"/>
          <table:table-cell table:style-name="ce2"/>
          <table:table-cell office:value-type="float" office:value="10" table:style-name="ce1">
            <text:p>10</text:p>
          </table:table-cell>
          <table:table-cell office:value-type="float" office:value="6.9999999999999993E-2" table:formula="of:=[.$H$5]*(1+(22-[.D108])/[.$F$12])" table:style-name="ce3">
            <text:p>0.07000</text:p>
          </table:table-cell>
          <table:table-cell office:value-type="float" office:value="0.11666666666666665" table:formula="of:=[.$H$6]*(1+(22-[.D108])/[.$F$12])" table:style-name="ce3">
            <text:p>0.11667</text:p>
          </table:table-cell>
          <table:table-cell office:value-type="float" office:value="0.23333333333333331" table:formula="of:=[.$H$7]*(1+(22-[.D108])/[.$F$12])" table:style-name="ce3">
            <text:p>0.23333</text:p>
          </table:table-cell>
          <table:table-cell office:value-type="float" office:value="2.333333333333333" table:formula="of:=[.$H$8]*(1+(22-[.D108])/[.$F$12])" table:style-name="ce3">
            <text:p>2.33333</text:p>
          </table:table-cell>
          <table:table-cell office:value-type="float" office:value="1.2" table:formula="of:=[.D108]*[.$F$20]" table:style-name="ce3">
            <text:p>1.20000</text:p>
          </table:table-cell>
          <table:table-cell office:value-type="float" office:value="1.3" table:formula="of:=([.D108]+[.$H$7]/[.$F$20])*[.$F$20]" table:style-name="ce3">
            <text:p>1.30000</text:p>
          </table:table-cell>
          <table:table-cell office:value-type="float" office:value="1.1500000000000001" table:formula="of:=[.E108]+[.I107]" table:style-name="ce3">
            <text:p>1.15000</text:p>
          </table:table-cell>
          <table:table-cell office:value-type="float" office:value="1.0766666666666667" table:formula="of:=[.F108]+[.I106]" table:style-name="ce3">
            <text:p>1.07667</text:p>
          </table:table-cell>
          <table:table-cell office:value-type="float" office:value="1.0733333333333333" table:formula="of:=[.G108]+[.I105]" table:style-name="ce3">
            <text:p>1.07333</text:p>
          </table:table-cell>
          <table:table-cell office:value-type="float" office:value="3.0533333333333328" table:formula="of:=[.H108]+[.I104]" table:style-name="ce3">
            <text:p>3.05333</text:p>
          </table:table-cell>
          <table:table-cell table:number-columns-repeated="16370" table:style-name="ce1"/>
        </table:table-row>
        <table:table-row table:style-name="ro1">
          <table:table-cell table:number-columns-repeated="2"/>
          <table:table-cell table:style-name="ce2"/>
          <table:table-cell office:value-type="float" office:value="11" table:style-name="ce1">
            <text:p>11</text:p>
          </table:table-cell>
          <table:table-cell office:value-type="float" office:value="6.6666666666666666E-2" table:formula="of:=[.$H$5]*(1+(22-[.D109])/[.$F$12])" table:style-name="ce3">
            <text:p>0.06667</text:p>
          </table:table-cell>
          <table:table-cell office:value-type="float" office:value="0.11111111111111112" table:formula="of:=[.$H$6]*(1+(22-[.D109])/[.$F$12])" table:style-name="ce3">
            <text:p>0.11111</text:p>
          </table:table-cell>
          <table:table-cell office:value-type="float" office:value="0.22222222222222224" table:formula="of:=[.$H$7]*(1+(22-[.D109])/[.$F$12])" table:style-name="ce3">
            <text:p>0.22222</text:p>
          </table:table-cell>
          <table:table-cell office:value-type="float" office:value="2.2222222222222223" table:formula="of:=[.$H$8]*(1+(22-[.D109])/[.$F$12])" table:style-name="ce3">
            <text:p>2.22222</text:p>
          </table:table-cell>
          <table:table-cell office:value-type="float" office:value="1.3199999999999998" table:formula="of:=[.D109]*[.$F$20]" table:style-name="ce3">
            <text:p>1.32000</text:p>
          </table:table-cell>
          <table:table-cell office:value-type="float" office:value="1.42" table:formula="of:=([.D109]+[.$H$7]/[.$F$20])*[.$F$20]" table:style-name="ce3">
            <text:p>1.42000</text:p>
          </table:table-cell>
          <table:table-cell office:value-type="float" office:value="1.2666666666666666" table:formula="of:=[.E109]+[.I108]" table:style-name="ce3">
            <text:p>1.26667</text:p>
          </table:table-cell>
          <table:table-cell office:value-type="float" office:value="1.1911111111111112" table:formula="of:=[.F109]+[.I107]" table:style-name="ce3">
            <text:p>1.19111</text:p>
          </table:table-cell>
          <table:table-cell office:value-type="float" office:value="1.1822222222222223" table:formula="of:=[.G109]+[.I106]" table:style-name="ce3">
            <text:p>1.18222</text:p>
          </table:table-cell>
          <table:table-cell office:value-type="float" office:value="3.0622222222222222" table:formula="of:=[.H109]+[.I105]" table:style-name="ce3">
            <text:p>3.06222</text:p>
          </table:table-cell>
          <table:table-cell table:number-columns-repeated="16370" table:style-name="ce1"/>
        </table:table-row>
        <table:table-row table:style-name="ro1">
          <table:table-cell table:number-columns-repeated="2"/>
          <table:table-cell table:style-name="ce2"/>
          <table:table-cell office:value-type="float" office:value="12" table:style-name="ce1">
            <text:p>12</text:p>
          </table:table-cell>
          <table:table-cell office:value-type="float" office:value="6.3333333333333339E-2" table:formula="of:=[.$H$5]*(1+(22-[.D110])/[.$F$12])" table:style-name="ce3">
            <text:p>0.06333</text:p>
          </table:table-cell>
          <table:table-cell office:value-type="float" office:value="0.10555555555555557" table:formula="of:=[.$H$6]*(1+(22-[.D110])/[.$F$12])" table:style-name="ce3">
            <text:p>0.10556</text:p>
          </table:table-cell>
          <table:table-cell office:value-type="float" office:value="0.21111111111111114" table:formula="of:=[.$H$7]*(1+(22-[.D110])/[.$F$12])" table:style-name="ce3">
            <text:p>0.21111</text:p>
          </table:table-cell>
          <table:table-cell office:value-type="float" office:value="2.1111111111111112" table:formula="of:=[.$H$8]*(1+(22-[.D110])/[.$F$12])" table:style-name="ce3">
            <text:p>2.11111</text:p>
          </table:table-cell>
          <table:table-cell office:value-type="float" office:value="1.44" table:formula="of:=[.D110]*[.$F$20]" table:style-name="ce3">
            <text:p>1.44000</text:p>
          </table:table-cell>
          <table:table-cell office:value-type="float" office:value="1.54" table:formula="of:=([.D110]+[.$H$7]/[.$F$20])*[.$F$20]" table:style-name="ce3">
            <text:p>1.54000</text:p>
          </table:table-cell>
          <table:table-cell office:value-type="float" office:value="1.3833333333333331" table:formula="of:=[.E110]+[.I109]" table:style-name="ce3">
            <text:p>1.38333</text:p>
          </table:table-cell>
          <table:table-cell office:value-type="float" office:value="1.3055555555555556" table:formula="of:=[.F110]+[.I108]" table:style-name="ce3">
            <text:p>1.30556</text:p>
          </table:table-cell>
          <table:table-cell office:value-type="float" office:value="1.2911111111111113" table:formula="of:=[.G110]+[.I107]" table:style-name="ce3">
            <text:p>1.29111</text:p>
          </table:table-cell>
          <table:table-cell office:value-type="float" office:value="3.0711111111111111" table:formula="of:=[.H110]+[.I106]" table:style-name="ce3">
            <text:p>3.07111</text:p>
          </table:table-cell>
          <table:table-cell table:number-columns-repeated="16370" table:style-name="ce1"/>
        </table:table-row>
        <table:table-row table:style-name="ro1">
          <table:table-cell table:number-columns-repeated="2"/>
          <table:table-cell table:style-name="ce2"/>
          <table:table-cell office:value-type="float" office:value="13" table:style-name="ce1">
            <text:p>13</text:p>
          </table:table-cell>
          <table:table-cell office:value-type="float" office:value="0.06" table:formula="of:=[.$H$5]*(1+(22-[.D111])/[.$F$12])" table:style-name="ce3">
            <text:p>0.06000</text:p>
          </table:table-cell>
          <table:table-cell office:value-type="float" office:value="0.1" table:formula="of:=[.$H$6]*(1+(22-[.D111])/[.$F$12])" table:style-name="ce3">
            <text:p>0.10000</text:p>
          </table:table-cell>
          <table:table-cell office:value-type="float" office:value="0.2" table:formula="of:=[.$H$7]*(1+(22-[.D111])/[.$F$12])" table:style-name="ce3">
            <text:p>0.20000</text:p>
          </table:table-cell>
          <table:table-cell office:value-type="float" office:value="2" table:formula="of:=[.$H$8]*(1+(22-[.D111])/[.$F$12])" table:style-name="ce3">
            <text:p>2.00000</text:p>
          </table:table-cell>
          <table:table-cell office:value-type="float" office:value="1.56" table:formula="of:=[.D111]*[.$F$20]" table:style-name="ce3">
            <text:p>1.56000</text:p>
          </table:table-cell>
          <table:table-cell office:value-type="float" office:value="1.66" table:formula="of:=([.D111]+[.$H$7]/[.$F$20])*[.$F$20]" table:style-name="ce3">
            <text:p>1.66000</text:p>
          </table:table-cell>
          <table:table-cell office:value-type="float" office:value="1.5" table:formula="of:=[.E111]+[.I110]" table:style-name="ce3">
            <text:p>1.50000</text:p>
          </table:table-cell>
          <table:table-cell office:value-type="float" office:value="1.42" table:formula="of:=[.F111]+[.I109]" table:style-name="ce3">
            <text:p>1.42000</text:p>
          </table:table-cell>
          <table:table-cell office:value-type="float" office:value="1.4" table:formula="of:=[.G111]+[.I108]" table:style-name="ce3">
            <text:p>1.40000</text:p>
          </table:table-cell>
          <table:table-cell office:value-type="float" office:value="3.08" table:formula="of:=[.H111]+[.I107]" table:style-name="ce3">
            <text:p>3.08000</text:p>
          </table:table-cell>
          <table:table-cell table:number-columns-repeated="16370" table:style-name="ce1"/>
        </table:table-row>
        <table:table-row table:style-name="ro1">
          <table:table-cell table:number-columns-repeated="2" table:style-name="ce20"/>
          <table:table-cell table:style-name="ce11"/>
          <table:table-cell office:value-type="float" office:value="14" table:style-name="ce20">
            <text:p>14</text:p>
          </table:table-cell>
          <table:table-cell office:value-type="float" office:value="5.6666666666666664E-2" table:formula="of:=[.$H$5]*(1+(22-[.D112])/[.$F$12])" table:style-name="ce7">
            <text:p>0.05667</text:p>
          </table:table-cell>
          <table:table-cell office:value-type="float" office:value="9.4444444444444442E-2" table:formula="of:=[.$H$6]*(1+(22-[.D112])/[.$F$12])" table:style-name="ce7">
            <text:p>0.09444</text:p>
          </table:table-cell>
          <table:table-cell office:value-type="float" office:value="0.18888888888888888" table:formula="of:=[.$H$7]*(1+(22-[.D112])/[.$F$12])" table:style-name="ce7">
            <text:p>0.18889</text:p>
          </table:table-cell>
          <table:table-cell office:value-type="float" office:value="1.8888888888888888" table:formula="of:=[.$H$8]*(1+(22-[.D112])/[.$F$12])" table:style-name="ce21">
            <text:p>1.88889</text:p>
          </table:table-cell>
          <table:table-cell office:value-type="float" office:value="1.68" table:formula="of:=[.D112]*[.$F$20]" table:style-name="ce21">
            <text:p>1.68000</text:p>
          </table:table-cell>
          <table:table-cell office:value-type="float" office:value="1.78" table:formula="of:=([.D112]+[.$H$7]/[.$F$20])*[.$F$20]" table:style-name="ce3">
            <text:p>1.78000</text:p>
          </table:table-cell>
          <table:table-cell office:value-type="float" office:value="1.6166666666666667" table:formula="of:=[.E112]+[.I111]" table:style-name="ce7">
            <text:p>1.61667</text:p>
          </table:table-cell>
          <table:table-cell office:value-type="float" office:value="1.5344444444444445" table:formula="of:=[.F112]+[.I110]" table:style-name="ce7">
            <text:p>1.53444</text:p>
          </table:table-cell>
          <table:table-cell office:value-type="float" office:value="1.5088888888888887" table:formula="of:=[.G112]+[.I109]" table:style-name="ce7">
            <text:p>1.50889</text:p>
          </table:table-cell>
          <table:table-cell office:value-type="float" office:value="3.0888888888888886" table:formula="of:=[.H112]+[.I108]" table:style-name="ce7">
            <text:p>3.08889</text:p>
          </table:table-cell>
          <table:table-cell table:number-columns-repeated="16370" table:style-name="ce20"/>
        </table:table-row>
        <table:table-row table:style-name="ro1">
          <table:table-cell/>
          <table:table-cell table:style-name="ce1"/>
          <table:table-cell table:style-name="ce2"/>
          <table:table-cell office:value-type="float" office:value="15" table:style-name="ce1">
            <text:p>15</text:p>
          </table:table-cell>
          <table:table-cell office:value-type="float" office:value="5.333333333333333E-2" table:formula="of:=[.$H$5]*(1+(22-[.D113])/[.$F$12])" table:style-name="ce3">
            <text:p>0.05333</text:p>
          </table:table-cell>
          <table:table-cell office:value-type="float" office:value="8.8888888888888892E-2" table:formula="of:=[.$H$6]*(1+(22-[.D113])/[.$F$12])" table:style-name="ce3">
            <text:p>0.08889</text:p>
          </table:table-cell>
          <table:table-cell office:value-type="float" office:value="0.17777777777777778" table:formula="of:=[.$H$7]*(1+(22-[.D113])/[.$F$12])" table:style-name="ce3">
            <text:p>0.17778</text:p>
          </table:table-cell>
          <table:table-cell office:value-type="float" office:value="1.7777777777777777" table:formula="of:=[.$H$8]*(1+(22-[.D113])/[.$F$12])" table:style-name="ce3">
            <text:p>1.77778</text:p>
          </table:table-cell>
          <table:table-cell table:number-columns-repeated="2" table:style-name="ce3"/>
          <table:table-cell office:value-type="float" office:value="1.7333333333333332" table:formula="of:=[.E113]+[.I112]" table:style-name="ce3">
            <text:p>1.73333</text:p>
          </table:table-cell>
          <table:table-cell office:value-type="float" office:value="1.6488888888888888" table:formula="of:=[.F113]+[.I111]" table:style-name="ce3">
            <text:p>1.64889</text:p>
          </table:table-cell>
          <table:table-cell office:value-type="float" office:value="1.6177777777777778" table:formula="of:=[.G113]+[.I110]" table:style-name="ce3">
            <text:p>1.61778</text:p>
          </table:table-cell>
          <table:table-cell office:value-type="float" office:value="3.0977777777777775" table:formula="of:=[.H113]+[.I109]" table:style-name="ce3">
            <text:p>3.09778</text:p>
          </table:table-cell>
          <table:table-cell table:number-columns-repeated="16370" table:style-name="ce1"/>
        </table:table-row>
        <table:table-row table:style-name="ro1">
          <table:table-cell/>
          <table:table-cell table:style-name="ce1"/>
          <table:table-cell table:style-name="ce2"/>
          <table:table-cell office:value-type="float" office:value="16" table:style-name="ce1">
            <text:p>16</text:p>
          </table:table-cell>
          <table:table-cell office:value-type="float" office:value="4.9999999999999996E-2" table:formula="of:=[.$H$5]*(1+(22-[.D114])/[.$F$12])" table:style-name="ce3">
            <text:p>0.05000</text:p>
          </table:table-cell>
          <table:table-cell office:value-type="float" office:value="8.3333333333333329E-2" table:formula="of:=[.$H$6]*(1+(22-[.D114])/[.$F$12])" table:style-name="ce3">
            <text:p>0.08333</text:p>
          </table:table-cell>
          <table:table-cell office:value-type="float" office:value="0.16666666666666666" table:formula="of:=[.$H$7]*(1+(22-[.D114])/[.$F$12])" table:style-name="ce3">
            <text:p>0.16667</text:p>
          </table:table-cell>
          <table:table-cell office:value-type="float" office:value="1.6666666666666665" table:formula="of:=[.$H$8]*(1+(22-[.D114])/[.$F$12])" table:style-name="ce3">
            <text:p>1.66667</text:p>
          </table:table-cell>
          <table:table-cell table:number-columns-repeated="2" table:style-name="ce3"/>
          <table:table-cell office:value-type="float" office:value="4.9999999999999996E-2" table:formula="of:=[.E114]+[.I113]" table:style-name="ce3">
            <text:p>0.05000</text:p>
          </table:table-cell>
          <table:table-cell office:value-type="float" office:value="1.7633333333333332" table:formula="of:=[.F114]+[.I112]" table:style-name="ce3">
            <text:p>1.76333</text:p>
          </table:table-cell>
          <table:table-cell office:value-type="float" office:value="1.7266666666666668" table:formula="of:=[.G114]+[.I111]" table:style-name="ce3">
            <text:p>1.72667</text:p>
          </table:table-cell>
          <table:table-cell office:value-type="float" office:value="3.1066666666666665" table:formula="of:=[.H114]+[.I110]" table:style-name="ce3">
            <text:p>3.10667</text:p>
          </table:table-cell>
          <table:table-cell table:number-columns-repeated="16370" table:style-name="ce1"/>
        </table:table-row>
        <table:table-row table:style-name="ro1">
          <table:table-cell/>
          <table:table-cell table:style-name="ce1"/>
          <table:table-cell table:style-name="ce2"/>
          <table:table-cell office:value-type="float" office:value="17" table:style-name="ce1">
            <text:p>17</text:p>
          </table:table-cell>
          <table:table-cell office:value-type="float" office:value="4.6666666666666669E-2" table:formula="of:=[.$H$5]*(1+(22-[.D115])/[.$F$12])" table:style-name="ce3">
            <text:p>0.04667</text:p>
          </table:table-cell>
          <table:table-cell office:value-type="float" office:value="7.7777777777777779E-2" table:formula="of:=[.$H$6]*(1+(22-[.D115])/[.$F$12])" table:style-name="ce3">
            <text:p>0.07778</text:p>
          </table:table-cell>
          <table:table-cell office:value-type="float" office:value="0.15555555555555556" table:formula="of:=[.$H$7]*(1+(22-[.D115])/[.$F$12])" table:style-name="ce3">
            <text:p>0.15556</text:p>
          </table:table-cell>
          <table:table-cell office:value-type="float" office:value="1.5555555555555556" table:formula="of:=[.$H$8]*(1+(22-[.D115])/[.$F$12])" table:style-name="ce3">
            <text:p>1.55556</text:p>
          </table:table-cell>
          <table:table-cell table:number-columns-repeated="2" table:style-name="ce3"/>
          <table:table-cell office:value-type="float" office:value="4.6666666666666669E-2" table:formula="of:=[.E115]+[.I114]" table:style-name="ce3">
            <text:p>0.04667</text:p>
          </table:table-cell>
          <table:table-cell office:value-type="float" office:value="7.7777777777777779E-2" table:formula="of:=[.F115]+[.I113]" table:style-name="ce3">
            <text:p>0.07778</text:p>
          </table:table-cell>
          <table:table-cell office:value-type="float" office:value="1.8355555555555556" table:formula="of:=[.G115]+[.I112]" table:style-name="ce3">
            <text:p>1.83556</text:p>
          </table:table-cell>
          <table:table-cell office:value-type="float" office:value="3.1155555555555559" table:formula="of:=[.H115]+[.I111]" table:style-name="ce3">
            <text:p>3.11556</text:p>
          </table:table-cell>
          <table:table-cell table:number-columns-repeated="16370" table:style-name="ce1"/>
        </table:table-row>
        <table:table-row table:style-name="ro1">
          <table:table-cell/>
          <table:table-cell table:style-name="ce1"/>
          <table:table-cell table:style-name="ce2"/>
          <table:table-cell office:value-type="float" office:value="18" table:style-name="ce1">
            <text:p>18</text:p>
          </table:table-cell>
          <table:table-cell office:value-type="float" office:value="4.3333333333333328E-2" table:formula="of:=[.$H$5]*(1+(22-[.D116])/[.$F$12])" table:style-name="ce3">
            <text:p>0.04333</text:p>
          </table:table-cell>
          <table:table-cell office:value-type="float" office:value="7.2222222222222229E-2" table:formula="of:=[.$H$6]*(1+(22-[.D116])/[.$F$12])" table:style-name="ce3">
            <text:p>0.07222</text:p>
          </table:table-cell>
          <table:table-cell office:value-type="float" office:value="0.14444444444444446" table:formula="of:=[.$H$7]*(1+(22-[.D116])/[.$F$12])" table:style-name="ce3">
            <text:p>0.14444</text:p>
          </table:table-cell>
          <table:table-cell office:value-type="float" office:value="1.4444444444444444" table:formula="of:=[.$H$8]*(1+(22-[.D116])/[.$F$12])" table:style-name="ce3">
            <text:p>1.44444</text:p>
          </table:table-cell>
          <table:table-cell table:number-columns-repeated="2" table:style-name="ce3"/>
          <table:table-cell office:value-type="float" office:value="4.3333333333333328E-2" table:formula="of:=[.E116]+[.I115]" table:style-name="ce3">
            <text:p>0.04333</text:p>
          </table:table-cell>
          <table:table-cell office:value-type="float" office:value="7.2222222222222229E-2" table:formula="of:=[.F116]+[.I114]" table:style-name="ce3">
            <text:p>0.07222</text:p>
          </table:table-cell>
          <table:table-cell office:value-type="float" office:value="0.14444444444444446" table:formula="of:=[.G116]+[.I113]" table:style-name="ce3">
            <text:p>0.14444</text:p>
          </table:table-cell>
          <table:table-cell office:value-type="float" office:value="3.1244444444444444" table:formula="of:=[.H116]+[.I112]" table:style-name="ce3">
            <text:p>3.12444</text:p>
          </table:table-cell>
          <table:table-cell table:number-columns-repeated="16370" table:style-name="ce1"/>
        </table:table-row>
        <table:table-row table:style-name="ro1">
          <table:table-cell/>
          <table:table-cell table:style-name="ce1"/>
          <table:table-cell table:style-name="ce2"/>
          <table:table-cell office:value-type="float" office:value="19" table:style-name="ce1">
            <text:p>19</text:p>
          </table:table-cell>
          <table:table-cell office:value-type="float" office:value="3.9999999999999994E-2" table:formula="of:=[.$H$5]*(1+(22-[.D117])/[.$F$12])" table:style-name="ce3">
            <text:p>0.04000</text:p>
          </table:table-cell>
          <table:table-cell office:value-type="float" office:value="6.6666666666666666E-2" table:formula="of:=[.$H$6]*(1+(22-[.D117])/[.$F$12])" table:style-name="ce3">
            <text:p>0.06667</text:p>
          </table:table-cell>
          <table:table-cell office:value-type="float" office:value="0.13333333333333333" table:formula="of:=[.$H$7]*(1+(22-[.D117])/[.$F$12])" table:style-name="ce3">
            <text:p>0.13333</text:p>
          </table:table-cell>
          <table:table-cell office:value-type="float" office:value="1.3333333333333333" table:formula="of:=[.$H$8]*(1+(22-[.D117])/[.$F$12])" table:style-name="ce3">
            <text:p>1.33333</text:p>
          </table:table-cell>
          <table:table-cell table:number-columns-repeated="2" table:style-name="ce3"/>
          <table:table-cell office:value-type="float" office:value="3.9999999999999994E-2" table:formula="of:=[.E117]+[.I116]" table:style-name="ce3">
            <text:p>0.04000</text:p>
          </table:table-cell>
          <table:table-cell office:value-type="float" office:value="6.6666666666666666E-2" table:formula="of:=[.F117]+[.I115]" table:style-name="ce3">
            <text:p>0.06667</text:p>
          </table:table-cell>
          <table:table-cell office:value-type="float" office:value="0.13333333333333333" table:formula="of:=[.G117]+[.I114]" table:style-name="ce3">
            <text:p>0.13333</text:p>
          </table:table-cell>
          <table:table-cell office:value-type="float" office:value="1.3333333333333333" table:formula="of:=[.H117]+[.I113]" table:style-name="ce3">
            <text:p>1.33333</text:p>
          </table:table-cell>
          <table:table-cell table:number-columns-repeated="16370" table:style-name="ce1"/>
        </table:table-row>
        <table:table-row table:style-name="ro1">
          <table:table-cell/>
          <table:table-cell table:style-name="ce1"/>
          <table:table-cell table:style-name="ce2"/>
          <table:table-cell office:value-type="float" office:value="20" table:style-name="ce1">
            <text:p>20</text:p>
          </table:table-cell>
          <table:table-cell office:value-type="float" office:value="3.6666666666666667E-2" table:formula="of:=[.$H$5]*(1+(22-[.D118])/[.$F$12])" table:style-name="ce3">
            <text:p>0.03667</text:p>
          </table:table-cell>
          <table:table-cell office:value-type="float" office:value="6.1111111111111116E-2" table:formula="of:=[.$H$6]*(1+(22-[.D118])/[.$F$12])" table:style-name="ce3">
            <text:p>0.06111</text:p>
          </table:table-cell>
          <table:table-cell office:value-type="float" office:value="0.12222222222222223" table:formula="of:=[.$H$7]*(1+(22-[.D118])/[.$F$12])" table:style-name="ce3">
            <text:p>0.12222</text:p>
          </table:table-cell>
          <table:table-cell office:value-type="float" office:value="1.2222222222222223" table:formula="of:=[.$H$8]*(1+(22-[.D118])/[.$F$12])" table:style-name="ce3">
            <text:p>1.22222</text:p>
          </table:table-cell>
          <table:table-cell table:number-columns-repeated="2" table:style-name="ce3"/>
          <table:table-cell office:value-type="float" office:value="3.6666666666666667E-2" table:formula="of:=[.E118]+[.I117]" table:style-name="ce3">
            <text:p>0.03667</text:p>
          </table:table-cell>
          <table:table-cell office:value-type="float" office:value="6.1111111111111116E-2" table:formula="of:=[.F118]+[.I116]" table:style-name="ce3">
            <text:p>0.06111</text:p>
          </table:table-cell>
          <table:table-cell office:value-type="float" office:value="0.12222222222222223" table:formula="of:=[.G118]+[.I115]" table:style-name="ce3">
            <text:p>0.12222</text:p>
          </table:table-cell>
          <table:table-cell office:value-type="float" office:value="1.2222222222222223" table:formula="of:=[.H118]+[.I114]" table:style-name="ce3">
            <text:p>1.22222</text:p>
          </table:table-cell>
          <table:table-cell table:number-columns-repeated="16370" table:style-name="ce1"/>
        </table:table-row>
        <table:table-row table:style-name="ro1">
          <table:table-cell/>
          <table:table-cell table:style-name="ce1"/>
          <table:table-cell table:style-name="ce2"/>
          <table:table-cell office:value-type="float" office:value="21" table:style-name="ce1">
            <text:p>21</text:p>
          </table:table-cell>
          <table:table-cell office:value-type="float" office:value="3.3333333333333333E-2" table:formula="of:=[.$H$5]*(1+(22-[.D119])/[.$F$12])" table:style-name="ce3">
            <text:p>0.03333</text:p>
          </table:table-cell>
          <table:table-cell office:value-type="float" office:value="5.5555555555555559E-2" table:formula="of:=[.$H$6]*(1+(22-[.D119])/[.$F$12])" table:style-name="ce3">
            <text:p>0.05556</text:p>
          </table:table-cell>
          <table:table-cell office:value-type="float" office:value="0.11111111111111112" table:formula="of:=[.$H$7]*(1+(22-[.D119])/[.$F$12])" table:style-name="ce3">
            <text:p>0.11111</text:p>
          </table:table-cell>
          <table:table-cell office:value-type="float" office:value="1.1111111111111112" table:formula="of:=[.$H$8]*(1+(22-[.D119])/[.$F$12])" table:style-name="ce3">
            <text:p>1.11111</text:p>
          </table:table-cell>
          <table:table-cell table:number-columns-repeated="2" table:style-name="ce3"/>
          <table:table-cell office:value-type="float" office:value="3.3333333333333333E-2" table:formula="of:=[.E119]+[.I118]" table:style-name="ce3">
            <text:p>0.03333</text:p>
          </table:table-cell>
          <table:table-cell office:value-type="float" office:value="5.5555555555555559E-2" table:formula="of:=[.F119]+[.I117]" table:style-name="ce3">
            <text:p>0.05556</text:p>
          </table:table-cell>
          <table:table-cell office:value-type="float" office:value="0.11111111111111112" table:formula="of:=[.G119]+[.I116]" table:style-name="ce3">
            <text:p>0.11111</text:p>
          </table:table-cell>
          <table:table-cell office:value-type="float" office:value="1.1111111111111112" table:formula="of:=[.H119]+[.I115]" table:style-name="ce3">
            <text:p>1.11111</text:p>
          </table:table-cell>
          <table:table-cell table:number-columns-repeated="16370" table:style-name="ce1"/>
        </table:table-row>
        <table:table-row table:style-name="ro1">
          <table:table-cell/>
          <table:table-cell table:style-name="ce1"/>
          <table:table-cell table:style-name="ce2"/>
          <table:table-cell office:value-type="float" office:value="22" table:style-name="ce1">
            <text:p>22</text:p>
          </table:table-cell>
          <table:table-cell office:value-type="float" office:value="0.03" table:formula="of:=[.$H$5]*(1+(22-[.D120])/[.$F$12])" table:style-name="ce3">
            <text:p>0.03000</text:p>
          </table:table-cell>
          <table:table-cell office:value-type="float" office:value="0.05" table:formula="of:=[.$H$6]*(1+(22-[.D120])/[.$F$12])" table:style-name="ce3">
            <text:p>0.05000</text:p>
          </table:table-cell>
          <table:table-cell office:value-type="float" office:value="0.1" table:formula="of:=[.$H$7]*(1+(22-[.D120])/[.$F$12])" table:style-name="ce3">
            <text:p>0.10000</text:p>
          </table:table-cell>
          <table:table-cell office:value-type="float" office:value="1" table:formula="of:=[.$H$8]*(1+(22-[.D120])/[.$F$12])" table:style-name="ce3">
            <text:p>1.00000</text:p>
          </table:table-cell>
          <table:table-cell table:number-columns-repeated="2" table:style-name="ce3"/>
          <table:table-cell office:value-type="float" office:value="0.03" table:formula="of:=[.E120]+[.I119]" table:style-name="ce3">
            <text:p>0.03000</text:p>
          </table:table-cell>
          <table:table-cell office:value-type="float" office:value="0.05" table:formula="of:=[.F120]+[.I118]" table:style-name="ce3">
            <text:p>0.05000</text:p>
          </table:table-cell>
          <table:table-cell office:value-type="float" office:value="0.1" table:formula="of:=[.G120]+[.I117]" table:style-name="ce3">
            <text:p>0.10000</text:p>
          </table:table-cell>
          <table:table-cell office:value-type="float" office:value="1" table:formula="of:=[.H120]+[.I116]" table:style-name="ce3">
            <text:p>1.00000</text:p>
          </table:table-cell>
          <table:table-cell table:number-columns-repeated="16370" table:style-name="ce1"/>
        </table:table-row>
        <table:table-row table:style-name="ro1">
          <table:table-cell/>
          <table:table-cell office:value-type="string" table:style-name="ce1">
            <text:p>うーん、上に行けば行くほど４行消しの効果が・・・</text:p>
          </table:table-cell>
          <table:table-cell table:style-name="ce2"/>
          <table:table-cell table:number-columns-repeated="2" table:style-name="ce1"/>
          <table:table-cell table:style-name="ce3"/>
          <table:table-cell table:number-columns-repeated="9"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やばい高さ</text:p>
          </table:table-cell>
          <table:table-cell table:number-columns-repeated="3" table:style-name="ce1"/>
          <table:table-cell office:value-type="string" table:style-name="ce1">
            <text:p>max_height</text:p>
          </table:table-cell>
          <table:table-cell table:number-columns-repeated="16358"/>
        </table:table-row>
        <table:table-row table:style-name="ro1">
          <table:table-cell/>
          <table:table-cell office:value-type="string" table:style-name="ce22">
            <text:p>やばい高さ以下なら、４行消し＞３行消し　で無ければならないはず。</text:p>
          </table:table-cell>
          <table:table-cell table:style-name="ce2"/>
          <table:table-cell table:number-columns-repeated="2" table:style-name="ce1"/>
          <table:table-cell table:style-name="ce3"/>
          <table:table-cell table:number-columns-repeated="16378" table:style-name="ce1"/>
        </table:table-row>
        <table:table-row table:style-name="ro1">
          <table:table-cell/>
          <table:table-cell office:value-type="string" table:style-name="ce1">
            <text:p>行消し報酬は、左空け報酬が減る分を相殺するものだった。</text:p>
          </table:table-cell>
          <table:table-cell table:style-name="ce2"/>
          <table:table-cell table:number-columns-repeated="2" table:style-name="ce1"/>
          <table:table-cell table:style-name="ce3"/>
          <table:table-cell table:number-columns-repeated="16378" table:style-name="ce1"/>
        </table:table-row>
        <table:table-row table:style-name="ro1">
          <table:table-cell/>
          <table:table-cell office:value-type="string" table:style-name="ce1">
            <text:p>ということは、行消ししたとき、行消しする前の左空け報酬を加算すればいいのでは？</text:p>
          </table:table-cell>
          <table:table-cell table:style-name="ce2"/>
          <table:table-cell table:number-columns-repeated="2" table:style-name="ce1"/>
          <table:table-cell table:style-name="ce3"/>
          <table:table-cell table:number-columns-repeated="10" table:style-name="ce1"/>
          <table:table-cell office:value-type="string" table:style-name="ce1">
            <text:p>傾斜が、左空け報酬x行数の傾きがあればよさそう。</text:p>
          </table:table-cell>
          <table:table-cell table:number-columns-repeated="16367" table:style-name="ce1"/>
        </table:table-row>
        <table:table-row table:style-name="ro1">
          <table:table-cell/>
          <table:table-cell office:value-type="string" table:style-name="ce1">
            <text:p>削除無し報酬と削除有り報酬を比較するので、削除有報酬＞削除無報酬で無ければならない。</text:p>
          </table:table-cell>
          <table:table-cell table:style-name="ce2"/>
          <table:table-cell table:number-columns-repeated="2" table:style-name="ce1"/>
          <table:table-cell table:style-name="ce3"/>
          <table:table-cell table:number-columns-repeated="16378" table:style-name="ce1"/>
        </table:table-row>
        <table:table-row table:style-name="ro1">
          <table:table-cell/>
          <table:table-cell office:value-type="string" table:style-name="ce22">
            <text:p>すなわち、行消し報酬(max_height) &lt; 行消し報酬(max_height – 削除行数) でなければならない。</text:p>
          </table:table-cell>
          <table:table-cell table:style-name="ce2"/>
          <table:table-cell table:number-columns-repeated="2" table:style-name="ce1"/>
          <table:table-cell table:style-name="ce3"/>
          <table:table-cell table:number-columns-repeated="16378" table:style-name="ce1"/>
        </table:table-row>
        <table:table-row table:style-name="ro1">
          <table:table-cell/>
          <table:table-cell office:value-type="string" table:style-name="ce1">
            <text:p>下の方で消すという報酬が効きすぎている。</text:p>
          </table:table-cell>
          <table:table-cell table:style-name="ce2"/>
          <table:table-cell table:number-columns-repeated="2" table:style-name="ce1"/>
          <table:table-cell table:style-name="ce3"/>
          <table:table-cell table:number-columns-repeated="16378" table:style-name="ce1"/>
        </table:table-row>
        <table:table-row table:number-rows-repeated="1048449" table:style-name="ro1">
          <table:table-cell table:number-columns-repeated="16384"/>
        </table:table-row>
      </table:table>
      <table:table table:name="Try00" table:style-name="ta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number-columns-repeated="5" table:default-cell-style-name="ce1"/>
        <table:table-column table:style-name="co16" table:number-columns-repeated="3" table:default-cell-style-name="ce1"/>
        <table:table-column table:style-name="co5" table:number-columns-repeated="7" table:default-cell-style-name="ce1"/>
        <table:table-column table:style-name="co9" table:number-columns-repeated="16364" table:default-cell-style-name="ce1"/>
        <table:table-row table:style-name="ro1">
          <table:table-cell/>
          <table:table-cell table:style-name="ce1"/>
          <table:table-cell table:style-name="ce2"/>
          <table:table-cell table:style-name="ce1"/>
          <table:table-cell office:value-type="string" table:style-name="ce1">
            <text:p>初期設定</text:p>
          </table:table-cell>
          <table:table-cell office:value-type="string" table:style-name="ce3">
            <text:p>研究</text:p>
          </table:table-cell>
          <table:table-cell office:value-type="string" table:style-name="ce1">
            <text:p>↓V4の設定?</text:p>
          </table:table-cell>
          <table:table-cell office:value-type="string" table:style-name="ce1">
            <text:p>↓クリッピング付き</text:p>
          </table:table-cell>
          <table:table-cell table:style-name="ce1"/>
          <table:table-cell office:value-type="string" table:style-name="ce1">
            <text:p>Try01</text:p>
          </table:table-cell>
          <table:table-cell office:value-type="string" table:style-name="ce1">
            <text:p>Try02</text:p>
          </table:table-cell>
          <table:table-cell office:value-type="string" table:style-name="ce1">
            <text:p>Try03</text:p>
          </table:table-cell>
          <table:table-cell office:value-type="string" table:style-name="ce1">
            <text:p>Hld03</text:p>
          </table:table-cell>
          <table:table-cell office:value-type="string" table:style-name="ce1">
            <text:p>Try04</text:p>
          </table:table-cell>
          <table:table-cell office:value-type="string" table:style-name="ce1">
            <text:p>Try05</text:p>
          </table:table-cell>
          <table:table-cell office:value-type="string" table:style-name="ce1">
            <text:p>Try06</text:p>
          </table:table-cell>
          <table:table-cell office:value-type="string" table:style-name="ce1">
            <text:p>Try06-FT01</text:p>
          </table:table-cell>
          <table:table-cell office:value-type="string" table:style-name="ce1">
            <text:p>Try07</text:p>
          </table:table-cell>
          <table:table-cell office:value-type="string" table:style-name="ce1">
            <text:p>Try09</text:p>
          </table:table-cell>
          <table:table-cell office:value-type="string" table:style-name="ce1">
            <text:p>Try09ーFT01</text:p>
          </table:table-cell>
          <table:table-cell table:number-columns-repeated="16364"/>
        </table:table-row>
        <table:table-row table:style-name="ro1">
          <table:table-cell/>
          <table:table-cell office:value-type="string" table:style-name="ce1">
            <text:p>default.yaml</text:p>
          </table:table-cell>
          <table:table-cell table:style-name="ce2"/>
          <table:table-cell table:number-columns-repeated="2" table:style-name="ce1"/>
          <table:table-cell table:style-name="ce3"/>
          <table:table-cell table:number-columns-repeated="16378" table:style-name="ce1"/>
        </table:table-row>
        <table:table-row table:style-name="ro1">
          <table:table-cell/>
          <table:table-cell table:style-name="ce1"/>
          <table:table-cell office:value-type="string" table:style-name="ce2">
            <text:p>reward_list</text:p>
          </table:table-cell>
          <table:table-cell table:number-columns-repeated="2" table:style-name="ce1"/>
          <table:table-cell table:style-name="ce3"/>
          <table:table-cell table:number-columns-repeated="16378" table:style-name="ce1"/>
        </table:table-row>
        <table:table-row table:style-name="ro1">
          <table:table-cell/>
          <table:table-cell office:value-type="string" table:style-name="ce5">
            <text:p>0survival</text:p>
          </table:table-cell>
          <table:table-cell table:style-name="ce2"/>
          <table:table-cell office:value-type="string" table:style-name="ce5">
            <text:p>reward_list 0</text:p>
          </table:table-cell>
          <table:table-cell office:value-type="float" office:value="0" table:style-name="ce6">
            <text:p>0</text:p>
          </table:table-cell>
          <table:table-cell office:value-type="float" office:value="0" table:style-name="ce1">
            <text:p>0</text:p>
          </table:table-cell>
          <table:table-cell table:style-name="ce1"/>
          <table:table-cell office:value-type="float" office:value="0" table:formula="of:=[.F4]/[.$F$9]" table:style-name="ce1">
            <text:p>0</text:p>
          </table:table-cell>
          <table:table-cell table:style-name="ce1"/>
          <table:table-cell office:value-type="float" office:value="0" table:style-name="ce7">
            <text:p>0.00000</text:p>
          </table:table-cell>
          <table:table-cell table:number-columns-repeated="16374" table:style-name="ce1"/>
        </table:table-row>
        <table:table-row table:style-name="ro1">
          <table:table-cell/>
          <table:table-cell office:value-type="string" table:style-name="ce5">
            <text:p>1block</text:p>
          </table:table-cell>
          <table:table-cell table:style-name="ce2"/>
          <table:table-cell office:value-type="string" table:style-name="ce5">
            <text:p>reward_list 1</text:p>
          </table:table-cell>
          <table:table-cell office:value-type="float" office:value="500" table:style-name="ce6">
            <text:p>500</text:p>
          </table:table-cell>
          <table:table-cell office:value-type="float" office:value="30" table:style-name="ce7">
            <text:p>30.00000</text:p>
          </table:table-cell>
          <table:table-cell table:style-name="ce1"/>
          <table:table-cell office:value-type="float" office:value="3.0000000000000001E-3" table:formula="of:=[.F5]/[.$F$9]" table:style-name="ce1">
            <text:p>0.003</text:p>
          </table:table-cell>
          <table:table-cell table:style-name="ce1"/>
          <table:table-cell office:value-type="float" office:value="30" table:style-name="ce7">
            <text:p>30.00000</text:p>
          </table:table-cell>
          <table:table-cell table:number-columns-repeated="16374" table:style-name="ce1"/>
        </table:table-row>
        <table:table-row table:style-name="ro1">
          <table:table-cell/>
          <table:table-cell office:value-type="string" table:style-name="ce5">
            <text:p>2block</text:p>
          </table:table-cell>
          <table:table-cell table:style-name="ce2"/>
          <table:table-cell office:value-type="string" table:style-name="ce5">
            <text:p>reward_list 2</text:p>
          </table:table-cell>
          <table:table-cell office:value-type="float" office:value="1500" table:style-name="ce6">
            <text:p>1500</text:p>
          </table:table-cell>
          <table:table-cell office:value-type="float" office:value="50" table:style-name="ce7">
            <text:p>50.00000</text:p>
          </table:table-cell>
          <table:table-cell table:style-name="ce1"/>
          <table:table-cell office:value-type="float" office:value="5.0000000000000001E-3" table:formula="of:=[.F6]/[.$F$9]" table:style-name="ce1">
            <text:p>0.005</text:p>
          </table:table-cell>
          <table:table-cell table:style-name="ce1"/>
          <table:table-cell office:value-type="float" office:value="50" table:style-name="ce7">
            <text:p>50.00000</text:p>
          </table:table-cell>
          <table:table-cell table:number-columns-repeated="16374" table:style-name="ce1"/>
        </table:table-row>
        <table:table-row table:style-name="ro1">
          <table:table-cell/>
          <table:table-cell office:value-type="string" table:style-name="ce5">
            <text:p>3block</text:p>
          </table:table-cell>
          <table:table-cell table:style-name="ce2"/>
          <table:table-cell office:value-type="string" table:style-name="ce5">
            <text:p>reward_list 3</text:p>
          </table:table-cell>
          <table:table-cell office:value-type="float" office:value="5000" table:style-name="ce6">
            <text:p>5000</text:p>
          </table:table-cell>
          <table:table-cell office:value-type="float" office:value="100" table:style-name="ce7">
            <text:p>100.00000</text:p>
          </table:table-cell>
          <table:table-cell table:style-name="ce1"/>
          <table:table-cell office:value-type="float" office:value="0.01" table:formula="of:=[.F7]/[.$F$9]" table:style-name="ce1">
            <text:p>0.01</text:p>
          </table:table-cell>
          <table:table-cell table:style-name="ce1"/>
          <table:table-cell office:value-type="float" office:value="100" table:style-name="ce7">
            <text:p>100.00000</text:p>
          </table:table-cell>
          <table:table-cell table:number-columns-repeated="16374" table:style-name="ce1"/>
        </table:table-row>
        <table:table-row table:style-name="ro1">
          <table:table-cell/>
          <table:table-cell office:value-type="string" table:style-name="ce5">
            <text:p>4block</text:p>
          </table:table-cell>
          <table:table-cell table:style-name="ce2"/>
          <table:table-cell office:value-type="string" table:style-name="ce5">
            <text:p>reward_list 4</text:p>
          </table:table-cell>
          <table:table-cell office:value-type="float" office:value="10000" table:style-name="ce6">
            <text:p>10000</text:p>
          </table:table-cell>
          <table:table-cell office:value-type="float" office:value="1000" table:style-name="ce7">
            <text:p>1000.00000</text:p>
          </table:table-cell>
          <table:table-cell table:style-name="ce1"/>
          <table:table-cell office:value-type="float" office:value="0.1" table:formula="of:=[.F8]/[.$F$9]" table:style-name="ce1">
            <text:p>0.1</text:p>
          </table:table-cell>
          <table:table-cell table:style-name="ce1"/>
          <table:table-cell office:value-type="float" office:value="1000" table:style-name="ce7">
            <text:p>1000.00000</text:p>
          </table:table-cell>
          <table:table-cell table:number-columns-repeated="16374" table:style-name="ce1"/>
        </table:table-row>
        <table:table-row table:style-name="ro1">
          <table:table-cell/>
          <table:table-cell office:value-type="string" table:style-name="ce5">
            <text:p>All Clear</text:p>
          </table:table-cell>
          <table:table-cell table:style-name="ce2"/>
          <table:table-cell table:style-name="ce5"/>
          <table:table-cell table:style-name="ce6"/>
          <table:table-cell office:value-type="float" office:value="10000" table:style-name="ce7">
            <text:p>10000.00000</text:p>
          </table:table-cell>
          <table:table-cell table:style-name="ce1"/>
          <table:table-cell office:value-type="float" office:value="1" table:formula="of:=[.F9]/[.$F$9]" table:style-name="ce1">
            <text:p>1</text:p>
          </table:table-cell>
          <table:table-cell table:style-name="ce1"/>
          <table:table-cell office:value-type="float" office:value="10000" table:style-name="ce7">
            <text:p>10000.00000</text:p>
          </table:table-cell>
          <table:table-cell table:style-name="ce1"/>
          <table:table-cell office:value-type="float" office:value="1000" table:style-name="ce1">
            <text:p>1000</text:p>
          </table:table-cell>
          <table:table-cell office:value-type="float" office:value="1000" table:style-name="ce1">
            <text:p>1000</text:p>
          </table:table-cell>
          <table:table-cell table:number-columns-repeated="16371" table:style-name="ce1"/>
        </table:table-row>
        <table:table-row table:style-name="ro1">
          <table:table-cell/>
          <table:table-cell office:value-type="string" table:style-name="ce5">
            <text:p>game over</text:p>
          </table:table-cell>
          <table:table-cell table:style-name="ce2"/>
          <table:table-cell office:value-type="string" table:style-name="ce5">
            <text:p>reward_list 5</text:p>
          </table:table-cell>
          <table:table-cell office:value-type="float" office:value="-10000" table:style-name="ce6">
            <text:p>-10000</text:p>
          </table:table-cell>
          <table:table-cell office:value-type="float" office:value="-10000" table:style-name="ce8">
            <text:p>-10000.00000</text:p>
          </table:table-cell>
          <table:table-cell table:style-name="ce1"/>
          <table:table-cell office:value-type="float" office:value="-1" table:formula="of:=[.F10]/[.$F$9]" table:style-name="ce1">
            <text:p>-1</text:p>
          </table:table-cell>
          <table:table-cell table:style-name="ce1"/>
          <table:table-cell office:value-type="float" office:value="-10000" table:style-name="ce8">
            <text:p>-10000.00000</text:p>
          </table:table-cell>
          <table:table-cell table:style-name="ce1"/>
          <table:table-cell office:value-type="float" office:value="-1000" table:style-name="ce1">
            <text:p>-1000</text:p>
          </table:table-cell>
          <table:table-cell office:value-type="float" office:value="-1000" table:style-name="ce1">
            <text:p>-1000</text:p>
          </table:table-cell>
          <table:table-cell table:number-columns-repeated="16371" table:style-name="ce1"/>
        </table:table-row>
        <table:table-row table:style-name="ro1">
          <table:table-cell/>
          <table:table-cell office:value-type="string" table:style-name="ce5">
            <text:p>低いところの消去ほど有効とする設定</text:p>
          </table:table-cell>
          <table:table-cell office:value-type="string" table:style-name="ce9">
            <text:p>height_line_reward</text:p>
          </table:table-cell>
          <table:table-cell table:style-name="ce5"/>
          <table:table-cell office:value-type="float" office:value="3" table:style-name="ce6">
            <text:p>3</text:p>
          </table:table-cell>
          <table:table-cell office:value-type="float" office:value="9" table:style-name="ce7">
            <text:p>9.00000</text:p>
          </table:table-cell>
          <table:table-cell table:number-columns-repeated="3" table:style-name="ce1"/>
          <table:table-cell office:value-type="float" office:value="9" table:style-name="ce7">
            <text:p>9.00000</text:p>
          </table:table-cell>
          <table:table-cell office:value-type="string" table:style-name="ce1">
            <text:p>3だった</text:p>
          </table:table-cell>
          <table:table-cell office:value-type="string" table:style-name="ce1">
            <text:p>3だった</text:p>
          </table:table-cell>
          <table:table-cell office:value-type="float" office:value="9" table:style-name="ce1">
            <text:p>9</text:p>
          </table:table-cell>
          <table:table-cell office:value-type="float" office:value="9" table:style-name="ce1">
            <text:p>9</text:p>
          </table:table-cell>
          <table:table-cell table:number-columns-repeated="16370" table:style-name="ce1"/>
        </table:table-row>
        <table:table-row table:style-name="ro1">
          <table:table-cell/>
          <table:table-cell table:style-name="ce5"/>
          <table:table-cell office:value-type="string" table:style-name="ce9">
            <text:p>reward_weight</text:p>
          </table:table-cell>
          <table:table-cell table:style-name="ce5"/>
          <table:table-cell table:style-name="ce6"/>
          <table:table-cell table:style-name="ce8"/>
          <table:table-cell table:number-columns-repeated="3" table:style-name="ce1"/>
          <table:table-cell table:style-name="ce8"/>
          <table:table-cell table:number-columns-repeated="16374" table:style-name="ce1"/>
        </table:table-row>
        <table:table-row table:style-name="ro1">
          <table:table-cell/>
          <table:table-cell office:value-type="string" table:style-name="ce5">
            <text:p>bampiness</text:p>
          </table:table-cell>
          <table:table-cell table:style-name="ce1"/>
          <table:table-cell office:value-type="string" table:style-name="ce9">
            <text:p>reward_weight 0</text:p>
          </table:table-cell>
          <table:table-cell office:value-type="float" office:value="5.0000000000000001E-4" table:style-name="ce6">
            <text:p>0.0005</text:p>
          </table:table-cell>
          <table:table-cell office:value-type="float" office:value="5.0000000000000001E-4" table:style-name="ce8">
            <text:p>0.00050</text:p>
          </table:table-cell>
          <table:table-cell table:number-columns-repeated="3" table:style-name="ce1"/>
          <table:table-cell office:value-type="float" office:value="5.0000000000000001E-4" table:style-name="ce8">
            <text:p>0.00050</text:p>
          </table:table-cell>
          <table:table-cell office:value-type="float" office:value="5.0000000000000002E-5" table:style-name="ce1">
            <text:p>0.00005</text:p>
          </table:table-cell>
          <table:table-cell table:style-name="ce1"/>
          <table:table-cell office:value-type="float" office:value="5.0000000000000001E-4" table:style-name="ce1">
            <text:p>0.0005</text:p>
          </table:table-cell>
          <table:table-cell table:number-columns-repeated="16371" table:style-name="ce1"/>
        </table:table-row>
        <table:table-row table:style-name="ro1">
          <table:table-cell/>
          <table:table-cell office:value-type="string" table:style-name="ce5">
            <text:p>max height</text:p>
          </table:table-cell>
          <table:table-cell table:style-name="ce1"/>
          <table:table-cell office:value-type="string" table:style-name="ce9">
            <text:p>reward_weight 1</text:p>
          </table:table-cell>
          <table:table-cell office:value-type="float" office:value="0.01" table:style-name="ce6">
            <text:p>0.01</text:p>
          </table:table-cell>
          <table:table-cell office:value-type="float" office:value="0.01" table:style-name="ce8">
            <text:p>0.01000</text:p>
          </table:table-cell>
          <table:table-cell table:number-columns-repeated="3" table:style-name="ce1"/>
          <table:table-cell office:value-type="float" office:value="0.01" table:style-name="ce8">
            <text:p>0.01000</text:p>
          </table:table-cell>
          <table:table-cell office:value-type="float" office:value="1E-3" table:style-name="ce1">
            <text:p>0.001</text:p>
          </table:table-cell>
          <table:table-cell table:style-name="ce1"/>
          <table:table-cell office:value-type="float" office:value="1E-3" table:style-name="ce1">
            <text:p>0.001</text:p>
          </table:table-cell>
          <table:table-cell table:number-columns-repeated="16371" table:style-name="ce1"/>
        </table:table-row>
        <table:table-row table:style-name="ro1">
          <table:table-cell/>
          <table:table-cell office:value-type="string" table:style-name="ce5">
            <text:p>hole_num</text:p>
          </table:table-cell>
          <table:table-cell table:style-name="ce1"/>
          <table:table-cell office:value-type="string" table:style-name="ce9">
            <text:p>reward_weight 2</text:p>
          </table:table-cell>
          <table:table-cell office:value-type="float" office:value="1E-3" table:style-name="ce6">
            <text:p>0.001</text:p>
          </table:table-cell>
          <table:table-cell office:value-type="float" office:value="1E-3" table:style-name="ce8">
            <text:p>0.00100</text:p>
          </table:table-cell>
          <table:table-cell table:number-columns-repeated="3" table:style-name="ce1"/>
          <table:table-cell office:value-type="float" office:value="1E-3" table:style-name="ce8">
            <text:p>0.00100</text:p>
          </table:table-cell>
          <table:table-cell office:value-type="float" office:value="1E-4" table:style-name="ce1">
            <text:p>0.0001</text:p>
          </table:table-cell>
          <table:table-cell table:style-name="ce1"/>
          <table:table-cell office:value-type="float" office:value="1E-4" table:style-name="ce1">
            <text:p>0.0001</text:p>
          </table:table-cell>
          <table:table-cell office:value-type="float" office:value="1E-3" table:style-name="ce1">
            <text:p>0.001</text:p>
          </table:table-cell>
          <table:table-cell table:style-name="ce1"/>
          <table:table-cell office:value-type="float" office:value="0.01" table:style-name="ce1">
            <text:p>0.01</text:p>
          </table:table-cell>
          <table:table-cell table:number-columns-repeated="2" table:style-name="ce1"/>
          <table:table-cell office:value-type="float" office:value="1E-3" table:style-name="ce1">
            <text:p>0.001</text:p>
          </table:table-cell>
          <table:table-cell table:number-columns-repeated="16365" table:style-name="ce1"/>
        </table:table-row>
        <table:table-row table:style-name="ro1">
          <table:table-cell/>
          <table:table-cell office:value-type="string" table:style-name="ce5">
            <text:p>左端のでこぼこだけどこまで許容するか</text:p>
          </table:table-cell>
          <table:table-cell office:value-type="string" table:style-name="ce9">
            <text:p>bumpiness_left_side_relax</text:p>
          </table:table-cell>
          <table:table-cell table:style-name="ce5"/>
          <table:table-cell office:value-type="float" office:value="1" table:style-name="ce6">
            <text:p>1</text:p>
          </table:table-cell>
          <table:table-cell office:value-type="float" office:value="14" table:style-name="ce7">
            <text:p>14.00000</text:p>
          </table:table-cell>
          <table:table-cell office:value-type="float" office:value="8" table:style-name="ce1">
            <text:p>8</text:p>
          </table:table-cell>
          <table:table-cell table:number-columns-repeated="2" table:style-name="ce1"/>
          <table:table-cell office:value-type="float" office:value="14" table:style-name="ce7">
            <text:p>14.00000</text:p>
          </table:table-cell>
          <table:table-cell table:number-columns-repeated="16374" table:style-name="ce1"/>
        </table:table-row>
        <table:table-row table:style-name="ro1">
          <table:table-cell/>
          <table:table-cell office:value-type="string" table:style-name="ce5">
            <text:p>高さをどこまで許容するか</text:p>
          </table:table-cell>
          <table:table-cell office:value-type="string" table:style-name="ce9">
            <text:p>max_height_relax</text:p>
          </table:table-cell>
          <table:table-cell table:style-name="ce5"/>
          <table:table-cell office:value-type="float" office:value="14" table:style-name="ce6">
            <text:p>14</text:p>
          </table:table-cell>
          <table:table-cell office:value-type="float" office:value="14" table:style-name="ce8">
            <text:p>14.00000</text:p>
          </table:table-cell>
          <table:table-cell table:number-columns-repeated="3" table:style-name="ce1"/>
          <table:table-cell office:value-type="float" office:value="14" table:style-name="ce8">
            <text:p>14.00000</text:p>
          </table:table-cell>
          <table:table-cell table:number-columns-repeated="16374" table:style-name="ce1"/>
        </table:table-row>
        <table:table-row table:style-name="ro1">
          <table:table-cell/>
          <table:table-cell table:style-name="ce6"/>
          <table:table-cell table:style-name="ce10"/>
          <table:table-cell table:number-columns-repeated="2" table:style-name="ce6"/>
          <table:table-cell table:style-name="ce3"/>
          <table:table-cell table:number-columns-repeated="3" table:style-name="ce1"/>
          <table:table-cell table:style-name="ce3"/>
          <table:table-cell table:number-columns-repeated="16374" table:style-name="ce1"/>
        </table:table-row>
        <table:table-row table:style-name="ro1">
          <table:table-cell/>
          <table:table-cell office:value-type="string" table:style-name="ce5">
            <text:p>左空け報酬</text:p>
          </table:table-cell>
          <table:table-cell office:value-type="string" table:style-name="ce9">
            <text:p>tetris_fill_reward</text:p>
          </table:table-cell>
          <table:table-cell table:style-name="ce5"/>
          <table:table-cell office:value-type="float" office:value="1E-4" table:style-name="ce1">
            <text:p>0.0001</text:p>
          </table:table-cell>
          <table:table-cell office:value-type="float" office:value="1.2E-2" table:style-name="ce7">
            <text:p>0.01200</text:p>
          </table:table-cell>
          <table:table-cell office:value-type="float" office:value="1E-3" table:style-name="ce6">
            <text:p>0.001</text:p>
          </table:table-cell>
          <table:table-cell table:number-columns-repeated="2" table:style-name="ce1"/>
          <table:table-cell office:value-type="float" office:value="1.2E-2" table:style-name="ce7">
            <text:p>0.01200</text:p>
          </table:table-cell>
          <table:table-cell table:style-name="ce1"/>
          <table:table-cell office:value-type="float" office:value="0.12" table:style-name="ce1">
            <text:p>0.12</text:p>
          </table:table-cell>
          <table:table-cell office:value-type="float" office:value="0.12" table:style-name="ce1">
            <text:p>0.12</text:p>
          </table:table-cell>
          <table:table-cell table:number-columns-repeated="16371" table:style-name="ce1"/>
        </table:table-row>
        <table:table-row table:style-name="ro1">
          <table:table-cell/>
          <table:table-cell office:value-type="string" table:style-name="ce9">
            <text:p>左端以外を埋める報酬有効化上限高さ</text:p>
          </table:table-cell>
          <table:table-cell office:value-type="string" table:style-name="ce9">
            <text:p>tetris_fill_height</text:p>
          </table:table-cell>
          <table:table-cell table:style-name="ce5"/>
          <table:table-cell office:value-type="float" office:value="11" table:style-name="ce6">
            <text:p>11</text:p>
          </table:table-cell>
          <table:table-cell office:value-type="float" office:value="14" table:style-name="ce7">
            <text:p>14.00000</text:p>
          </table:table-cell>
          <table:table-cell table:number-columns-repeated="3" table:style-name="ce1"/>
          <table:table-cell office:value-type="float" office:value="14" table:style-name="ce7">
            <text:p>14.00000</text:p>
          </table:table-cell>
          <table:table-cell table:number-columns-repeated="16374" table:style-name="ce1"/>
        </table:table-row>
        <table:table-row table:style-name="ro1">
          <table:table-cell/>
          <table:table-cell office:value-type="string" table:style-name="ce6">
            <text:p>左端を tetris_fill_height 以上積んだ時の penalty</text:p>
          </table:table-cell>
          <table:table-cell office:value-type="string" table:style-name="ce9">
            <text:p>left_side_height_penalty</text:p>
          </table:table-cell>
          <table:table-cell table:style-name="ce5"/>
          <table:table-cell office:value-type="float" office:value="1.0000000000000001E-5" table:style-name="ce1">
            <text:p>0.00001</text:p>
          </table:table-cell>
          <table:table-cell office:value-type="float" office:value="1E-3" table:style-name="ce8">
            <text:p>0.00100</text:p>
          </table:table-cell>
          <table:table-cell office:value-type="float" office:value="1E-3" table:style-name="ce6">
            <text:p>0.001</text:p>
          </table:table-cell>
          <table:table-cell table:number-columns-repeated="2" table:style-name="ce1"/>
          <table:table-cell office:value-type="float" office:value="1.0000000000000001E-5" table:style-name="ce8">
            <text:p>0.00001</text:p>
          </table:table-cell>
          <table:table-cell office:value-type="float" office:value="1.0000000000000001E-5" table:style-name="ce8">
            <text:p>0.00001</text:p>
          </table:table-cell>
          <table:table-cell table:style-name="ce1"/>
          <table:table-cell office:value-type="float" office:value="1.0000000000000001E-5" table:style-name="ce8">
            <text:p>0.00001</text:p>
          </table:table-cell>
          <table:table-cell table:number-columns-repeated="16371" table:style-name="ce1"/>
        </table:table-row>
        <table:table-row table:style-name="ro1">
          <table:table-cell/>
          <table:table-cell table:style-name="ce6"/>
          <table:table-cell table:style-name="ce10"/>
          <table:table-cell table:number-columns-repeated="2" table:style-name="ce6"/>
          <table:table-cell table:style-name="ce3"/>
          <table:table-cell table:number-columns-repeated="3" table:style-name="ce1"/>
          <table:table-cell table:style-name="ce3"/>
          <table:table-cell table:number-columns-repeated="16374" table:style-name="ce1"/>
        </table:table-row>
        <table:table-row table:style-name="ro1">
          <table:table-cell/>
          <table:table-cell office:value-type="string" table:style-name="ce6">
            <text:p>穴の上の積み上げペナルティ</text:p>
          </table:table-cell>
          <table:table-cell office:value-type="string" table:style-name="ce9">
            <text:p>hole_top_limit_reward</text:p>
          </table:table-cell>
          <table:table-cell table:style-name="ce5"/>
          <table:table-cell office:value-type="float" office:value="1.0000000000000001E-5" table:style-name="ce6">
            <text:p>0.00001</text:p>
          </table:table-cell>
          <table:table-cell office:value-type="float" office:value="1.0000000000000001E-5" table:style-name="ce8">
            <text:p>0.00001</text:p>
          </table:table-cell>
          <table:table-cell table:number-columns-repeated="3" table:style-name="ce1"/>
          <table:table-cell office:value-type="float" office:value="1.0000000000000001E-5" table:style-name="ce8">
            <text:p>0.00001</text:p>
          </table:table-cell>
          <table:table-cell office:value-type="float" office:value="1.0000000000000001E-5" table:style-name="ce1">
            <text:p>0.00001</text:p>
          </table:table-cell>
          <table:table-cell table:style-name="ce1"/>
          <table:table-cell office:value-type="float" office:value="1.0000000000000001E-5" table:style-name="ce1">
            <text:p>0.00001</text:p>
          </table:table-cell>
          <table:table-cell table:style-name="ce1"/>
          <table:table-cell office:value-type="float" office:value="1E-4" table:style-name="ce1">
            <text:p>0.0001</text:p>
          </table:table-cell>
          <table:table-cell table:number-columns-repeated="3" table:style-name="ce1"/>
          <table:table-cell office:value-type="float" office:value="1E-4" table:style-name="ce1">
            <text:p>0.0001</text:p>
          </table:table-cell>
          <table:table-cell table:number-columns-repeated="16365"/>
        </table:table-row>
        <table:table-row table:style-name="ro1">
          <table:table-cell/>
          <table:table-cell office:value-type="string" table:style-name="ce9">
            <text:p>穴の上の積み上げペナルティ下限絶対高さ、この高さより上のときのみペナルティ有効</text:p>
          </table:table-cell>
          <table:table-cell office:value-type="string" table:style-name="ce9">
            <text:p>hole_top_limit_height</text:p>
          </table:table-cell>
          <table:table-cell table:style-name="ce5"/>
          <table:table-cell office:value-type="float" office:value="5" table:style-name="ce6">
            <text:p>5</text:p>
          </table:table-cell>
          <table:table-cell office:value-type="float" office:value="-1" table:style-name="ce7">
            <text:p>-1.00000</text:p>
          </table:table-cell>
          <table:table-cell office:value-type="float" office:value="-1" table:style-name="ce6">
            <text:p>-1</text:p>
          </table:table-cell>
          <table:table-cell table:number-columns-repeated="2" table:style-name="ce1"/>
          <table:table-cell office:value-type="float" office:value="-1" table:style-name="ce7">
            <text:p>-1.00000</text:p>
          </table:table-cell>
          <table:table-cell table:number-columns-repeated="16374" table:style-name="ce1"/>
        </table:table-row>
        <table:table-row table:style-name="ro1">
          <table:table-cell/>
          <table:table-cell office:value-type="string" table:style-name="ce9">
            <text:p>穴の上の積み上げペナルティ 穴の位置が左記の相対高さより高いときのみ</text:p>
          </table:table-cell>
          <table:table-cell office:value-type="string" table:style-name="ce9">
            <text:p>hole_top_limit</text:p>
          </table:table-cell>
          <table:table-cell table:style-name="ce5"/>
          <table:table-cell office:value-type="float" office:value="1" table:style-name="ce6">
            <text:p>1</text:p>
          </table:table-cell>
          <table:table-cell office:value-type="float" office:value="1" table:style-name="ce8">
            <text:p>1.00000</text:p>
          </table:table-cell>
          <table:table-cell table:number-columns-repeated="3" table:style-name="ce1"/>
          <table:table-cell office:value-type="float" office:value="1" table:style-name="ce8">
            <text:p>1.00000</text:p>
          </table:table-cell>
          <table:table-cell table:number-columns-repeated="16374" table:style-name="ce1"/>
        </table:table-row>
        <table:table-row table:style-name="ro1">
          <table:table-cell/>
          <table:table-cell table:style-name="ce1"/>
          <table:table-cell table:style-name="ce2"/>
          <table:table-cell table:number-columns-repeated="2" table:style-name="ce1"/>
          <table:table-cell table:style-name="ce3"/>
          <table:table-cell table:number-columns-repeated="3" table:style-name="ce1"/>
          <table:table-cell table:style-name="ce3"/>
          <table:table-cell table:number-columns-repeated="16374" table:style-name="ce1"/>
        </table:table-row>
        <table:table-row table:style-name="ro1">
          <table:table-cell/>
          <table:table-cell office:value-type="string" table:style-name="ce1">
            <text:p>左端以外で３段以上の段差を作った場合のペナルティ</text:p>
          </table:table-cell>
          <table:table-cell office:value-type="string" table:style-name="ce2">
            <text:p>over3_diff_penalty</text:p>
          </table:table-cell>
          <table:table-cell table:style-name="ce1"/>
          <table:table-cell office:value-type="float" office:value="0.01" table:style-name="ce1">
            <text:p>0.01</text:p>
          </table:table-cell>
          <table:table-cell office:value-type="float" office:value="0.01" table:style-name="ce3">
            <text:p>0.01000</text:p>
          </table:table-cell>
          <table:table-cell table:number-columns-repeated="3" table:style-name="ce1"/>
          <table:table-cell office:value-type="float" office:value="0.01" table:style-name="ce3">
            <text:p>0.01000</text:p>
          </table:table-cell>
          <table:table-cell office:value-type="float" office:value="1E-3" table:style-name="ce1">
            <text:p>0.001</text:p>
          </table:table-cell>
          <table:table-cell office:value-type="string" table:style-name="ce1">
            <text:p>0.01だった</text:p>
          </table:table-cell>
          <table:table-cell office:value-type="float" office:value="0.01" table:style-name="ce1">
            <text:p>0.01</text:p>
          </table:table-cell>
          <table:table-cell office:value-type="float" office:value="1E-3" table:style-name="ce1">
            <text:p>0.001</text:p>
          </table:table-cell>
          <table:table-cell table:number-columns-repeated="16370" table:style-name="ce1"/>
        </table:table-row>
        <table:table-row table:style-name="ro1">
          <table:table-cell/>
          <table:table-cell table:style-name="ce1"/>
          <table:table-cell table:style-name="ce2"/>
          <table:table-cell table:number-columns-repeated="2" table:style-name="ce1"/>
          <table:table-cell table:style-name="ce3"/>
          <table:table-cell table:number-columns-repeated="16378" table:style-name="ce1"/>
        </table:table-row>
        <table:table-row table:style-name="ro1">
          <table:table-cell/>
          <table:table-cell office:value-type="string" table:style-name="ce23">
            <text:p>Move Down 有効化</text:p>
          </table:table-cell>
          <table:table-cell office:value-type="string" table:style-name="ce24">
            <text:p>move_down_flag</text:p>
          </table:table-cell>
          <table:table-cell table:style-name="ce1"/>
          <table:table-cell office:value-type="float" office:value="0" table:style-name="ce1">
            <text:p>0</text:p>
          </table:table-cell>
          <table:table-cell table:style-name="ce3"/>
          <table:table-cell table:number-columns-repeated="16378" table:style-name="ce1"/>
        </table:table-row>
        <table:table-row table:style-name="ro1">
          <table:table-cell/>
          <table:table-cell office:value-type="string" table:style-name="ce1">
            <text:p>次のテトリミノ予測数</text:p>
          </table:table-cell>
          <table:table-cell office:value-type="string" table:style-name="ce24">
            <text:p>predict_next_num</text:p>
          </table:table-cell>
          <table:table-cell table:style-name="ce1"/>
          <table:table-cell office:value-type="float" office:value="0" table:style-name="ce1">
            <text:p>0</text:p>
          </table:table-cell>
          <table:table-cell table:style-name="ce3"/>
          <table:table-cell table:number-columns-repeated="16378" table:style-name="ce1"/>
        </table:table-row>
        <table:table-row table:style-name="ro1">
          <table:table-cell/>
          <table:table-cell office:value-type="string" table:style-name="ce1">
            <text:p>1つの手番で候補手をいくつ探すか</text:p>
          </table:table-cell>
          <table:table-cell office:value-type="string" table:style-name="ce24">
            <text:p>predict_next_steps</text:p>
          </table:table-cell>
          <table:table-cell table:style-name="ce1"/>
          <table:table-cell office:value-type="float" office:value="5" table:style-name="ce1">
            <text:p>5</text:p>
          </table:table-cell>
          <table:table-cell table:style-name="ce3"/>
          <table:table-cell table:number-columns-repeated="16378" table:style-name="ce1"/>
        </table:table-row>
        <table:table-row table:style-name="ro1">
          <table:table-cell/>
          <table:table-cell office:value-type="string" table:style-name="ce1">
            <text:p>次のテトリミノ予測有効化 (学習時) (0: 無効)</text:p>
          </table:table-cell>
          <table:table-cell office:value-type="string" table:style-name="ce2">
            <text:p>predict_next_num_train</text:p>
          </table:table-cell>
          <table:table-cell table:style-name="ce1"/>
          <table:table-cell office:value-type="float" office:value="0" table:style-name="ce1">
            <text:p>0</text:p>
          </table:table-cell>
          <table:table-cell table:style-name="ce3"/>
          <table:table-cell table:number-columns-repeated="16378" table:style-name="ce1"/>
        </table:table-row>
        <table:table-row table:style-name="ro1">
          <table:table-cell/>
          <table:table-cell office:value-type="string" table:style-name="ce1">
            <text:p>1つの手番で候補手をいくつ探すか</text:p>
          </table:table-cell>
          <table:table-cell office:value-type="string" table:style-name="ce2">
            <text:p>predict_next_steps_train</text:p>
          </table:table-cell>
          <table:table-cell table:style-name="ce1"/>
          <table:table-cell office:value-type="float" office:value="3" table:style-name="ce1">
            <text:p>3</text:p>
          </table:table-cell>
          <table:table-cell table:style-name="ce3"/>
          <table:table-cell table:number-columns-repeated="16378" table:style-name="ce1"/>
        </table:table-row>
        <table:table-row table:style-name="ro1">
          <table:table-cell/>
          <table:table-cell table:style-name="ce1"/>
          <table:table-cell table:style-name="ce2"/>
          <table:table-cell table:number-columns-repeated="2" table:style-name="ce1"/>
          <table:table-cell table:style-name="ce3"/>
          <table:table-cell table:number-columns-repeated="16378" table:style-name="ce1"/>
        </table:table-row>
        <table:table-row table:style-name="ro1">
          <table:table-cell table:number-columns-repeated="16384"/>
        </table:table-row>
        <table:table-row table:style-name="ro1">
          <table:table-cell/>
          <table:table-cell office:value-type="string" table:style-name="ce1">
            <text:p>Try01 報酬の計算方法のパラメータを調整</text:p>
          </table:table-cell>
          <table:table-cell table:number-columns-repeated="7" table:style-name="ce1"/>
          <table:table-cell office:value-type="string" table:style-name="ce1">
            <text:p>左端空けしない</text:p>
          </table:table-cell>
          <table:table-cell table:number-columns-repeated="16374" table:style-name="ce1"/>
        </table:table-row>
        <table:table-row table:style-name="ro1">
          <table:table-cell/>
          <table:table-cell table:number-columns-repeated="8" table:style-name="ce1"/>
          <table:table-cell office:value-type="string" table:style-name="ce1">
            <text:p>４行あけしない</text:p>
          </table:table-cell>
          <table:table-cell table:number-columns-repeated="16374" table:style-name="ce1"/>
        </table:table-row>
        <table:table-row table:style-name="ro1">
          <table:table-cell/>
          <table:table-cell table:number-columns-repeated="8" table:style-name="ce1"/>
          <table:table-cell office:value-type="string" table:style-name="ce1">
            <text:p>ペナルティの方が大きかった。</text:p>
          </table:table-cell>
          <table:table-cell table:number-columns-repeated="16374" table:style-name="ce1"/>
        </table:table-row>
        <table:table-row table:style-name="ro1">
          <table:table-cell/>
          <table:table-cell table:number-columns-repeated="8" table:style-name="ce1"/>
          <table:table-cell office:value-type="string" table:style-name="ce1">
            <text:p>rewardが低いまま</text:p>
          </table:table-cell>
          <table:table-cell table:number-columns-repeated="16374" table:style-name="ce1"/>
        </table:table-row>
        <table:table-row table:style-name="ro1">
          <table:table-cell table:number-columns-repeated="16384"/>
        </table:table-row>
        <table:table-row table:style-name="ro1">
          <table:table-cell/>
          <table:table-cell office:value-type="string" table:style-name="ce1">
            <text:p>Try02　Penalty計算をV4の時のを持ってくる。(一部違う）</text:p>
          </table:table-cell>
          <table:table-cell table:number-columns-repeated="8" table:style-name="ce1"/>
          <table:table-cell office:value-type="string" table:style-name="ce1">
            <text:p>効果なし</text:p>
          </table:table-cell>
          <table:table-cell table:number-columns-repeated="16373" table:style-name="ce1"/>
        </table:table-row>
        <table:table-row table:style-name="ro1">
          <table:table-cell/>
          <table:table-cell office:value-type="string" table:style-name="ce1">
            <text:p>全消し報酬を追加</text:p>
          </table:table-cell>
          <table:table-cell table:number-columns-repeated="8" table:style-name="ce1"/>
          <table:table-cell office:value-type="string" table:style-name="ce1">
            <text:p>穴も開くし、左空けしない</text:p>
          </table:table-cell>
          <table:table-cell table:number-columns-repeated="16373" table:style-name="ce1"/>
        </table:table-row>
        <table:table-row table:style-name="ro1">
          <table:table-cell/>
          <table:table-cell office:value-type="string" table:style-name="ce1">
            <text:p>Penaltyは全部1/10にする。</text:p>
          </table:table-cell>
          <table:table-cell table:number-columns-repeated="8" table:style-name="ce1"/>
          <table:table-cell office:value-type="string" table:style-name="ce1">
            <text:p>４行消ししない</text:p>
          </table:table-cell>
          <table:table-cell table:number-columns-repeated="16373" table:style-name="ce1"/>
        </table:table-row>
        <table:table-row table:style-name="ro1">
          <table:table-cell/>
          <table:table-cell office:value-type="string" table:style-name="ce1">
            <text:p>1行消し報酬が0.003, 4行消し報酬が0.1-0.3 これよりPaneltyは小さいほうがよさそう</text:p>
          </table:table-cell>
          <table:table-cell table:number-columns-repeated="8" table:style-name="ce1"/>
          <table:table-cell office:value-type="string" table:style-name="ce1">
            <text:p>reward低いまま</text:p>
          </table:table-cell>
          <table:table-cell table:number-columns-repeated="16373" table:style-name="ce1"/>
        </table:table-row>
        <table:table-row table:style-name="ro1">
          <table:table-cell/>
          <table:table-cell office:value-type="string" table:style-name="ce1">
            <text:p>穴上罰だけ変更なし</text:p>
          </table:table-cell>
          <table:table-cell table:number-columns-repeated="16382" table:style-name="ce1"/>
        </table:table-row>
        <table:table-row table:style-name="ro1">
          <table:table-cell/>
          <table:table-cell table:number-columns-repeated="10" table:style-name="ce1"/>
          <table:table-cell office:value-type="string" table:style-name="ce1">
            <text:p>左端を開けない</text:p>
          </table:table-cell>
          <table:table-cell table:number-columns-repeated="16372"/>
        </table:table-row>
        <table:table-row table:style-name="ro1">
          <table:table-cell/>
          <table:table-cell office:value-type="string" table:style-name="ce1">
            <text:p>Try03 All Clearとgame overを一桁減らして４行消しと同じにする。</text:p>
          </table:table-cell>
          <table:table-cell table:number-columns-repeated="9" table:style-name="ce1"/>
          <table:table-cell office:value-type="string" table:style-name="ce1">
            <text:p>穴も開いている。</text:p>
          </table:table-cell>
          <table:table-cell table:number-columns-repeated="16372"/>
        </table:table-row>
        <table:table-row table:style-name="ro1">
          <table:table-cell/>
          <table:table-cell office:value-type="string" table:style-name="ce1">
            <text:p>左空け報酬もそれらに合わせて調整</text:p>
          </table:table-cell>
          <table:table-cell table:number-columns-repeated="9" table:style-name="ce1"/>
          <table:table-cell office:value-type="string" table:style-name="ce1">
            <text:p>若干学習はよくなっている。</text:p>
          </table:table-cell>
          <table:table-cell table:number-columns-repeated="16372"/>
        </table:table-row>
        <table:table-row table:style-name="ro1">
          <table:table-cell table:number-columns-repeated="16384"/>
        </table:table-row>
        <table:table-row table:style-name="ro1">
          <table:table-cell/>
          <table:table-cell office:value-type="string" table:style-name="ce1">
            <text:p>Hld03</text:p>
          </table:table-cell>
          <table:table-cell table:number-columns-repeated="16382" table:style-name="ce1"/>
        </table:table-row>
        <table:table-row table:number-rows-repeated="3" table:style-name="ro1">
          <table:table-cell table:number-columns-repeated="16384"/>
        </table:table-row>
        <table:table-row table:style-name="ro1">
          <table:table-cell/>
          <table:table-cell office:value-type="string" table:style-name="ce1">
            <text:p>Try04</text:p>
          </table:table-cell>
          <table:table-cell table:number-columns-repeated="11" table:style-name="ce1"/>
          <table:table-cell office:value-type="string" table:style-name="ce1">
            <text:p>かなりダメ</text:p>
          </table:table-cell>
          <table:table-cell table:number-columns-repeated="16370" table:style-name="ce1"/>
        </table:table-row>
        <table:table-row table:style-name="ro1">
          <table:table-cell/>
          <table:table-cell office:value-type="string" table:style-name="ce1">
            <text:p>左空けと穴減らししたい</text:p>
          </table:table-cell>
          <table:table-cell table:number-columns-repeated="11" table:style-name="ce1"/>
          <table:table-cell office:value-type="string" table:style-name="ce1">
            <text:p>左は空けるが、穴もあける</text:p>
          </table:table-cell>
          <table:table-cell table:number-columns-repeated="16370" table:style-name="ce1"/>
        </table:table-row>
        <table:table-row table:style-name="ro1">
          <table:table-cell/>
          <table:table-cell office:value-type="string" table:style-name="ce1">
            <text:p>左空け報酬の計算式を変更。必ず3行けし以上になるよう、オフセット追加。それがベストとは思わないが一旦。ただし、１行空けは３行消しより低い（計算式上）。</text:p>
          </table:table-cell>
          <table:table-cell table:number-columns-repeated="11" table:style-name="ce1"/>
          <table:table-cell office:value-type="string" table:style-name="ce1">
            <text:p>穴を開けないようになっていない。</text:p>
          </table:table-cell>
          <table:table-cell table:number-columns-repeated="16370" table:style-name="ce1"/>
        </table:table-row>
        <table:table-row table:style-name="ro1">
          <table:table-cell/>
          <table:table-cell office:value-type="string" table:style-name="ce1">
            <text:p>穴罰を１０倍</text:p>
          </table:table-cell>
          <table:table-cell table:number-columns-repeated="16382" table:style-name="ce1"/>
        </table:table-row>
        <table:table-row table:style-name="ro1">
          <table:table-cell/>
          <table:table-cell office:value-type="string" table:style-name="ce1">
            <text:p>やばい高さ以上の左空け報酬がゼロクリアされていなかったので修正。</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1">
            <text:p>Try05</text:p>
          </table:table-cell>
          <table:table-cell table:number-columns-repeated="12" table:style-name="ce1"/>
          <table:table-cell office:value-type="string" table:style-name="ce1">
            <text:p>左空けするようになったが、穴があるとNG</text:p>
          </table:table-cell>
          <table:table-cell table:number-columns-repeated="16369" table:style-name="ce1"/>
        </table:table-row>
        <table:table-row table:style-name="ro1">
          <table:table-cell/>
          <table:table-cell office:value-type="string" table:style-name="ce1">
            <text:p>穴を作らないことを優先する。穴の上のペナルティを増やす。</text:p>
          </table:table-cell>
          <table:table-cell table:number-columns-repeated="12" table:style-name="ce1"/>
          <table:table-cell office:value-type="string" table:style-name="ce1">
            <text:p>２万点に届く場合も出てきた。</text:p>
          </table:table-cell>
          <table:table-cell table:number-columns-repeated="16369" table:style-name="ce1"/>
        </table:table-row>
        <table:table-row table:style-name="ro1">
          <table:table-cell/>
          <table:table-cell table:number-columns-repeated="13" table:style-name="ce1"/>
          <table:table-cell office:value-type="string" table:style-name="ce1">
            <text:p>穴ができてもそれを消しにほとんど行かない。</text:p>
          </table:table-cell>
          <table:table-cell table:number-columns-repeated="16369" table:style-name="ce1"/>
        </table:table-row>
        <table:table-row table:style-name="ro1">
          <table:table-cell table:number-columns-repeated="16384"/>
        </table:table-row>
        <table:table-row table:style-name="ro1">
          <table:table-cell/>
          <table:table-cell office:value-type="string" table:style-name="ce1">
            <text:p>Try06</text:p>
          </table:table-cell>
          <table:table-cell table:number-columns-repeated="13" table:style-name="ce1"/>
          <table:table-cell office:value-type="string" table:style-name="ce1">
            <text:p>穴もあけず、左端も空けるようになった。</text:p>
          </table:table-cell>
          <table:table-cell table:number-columns-repeated="16368"/>
        </table:table-row>
        <table:table-row table:style-name="ro1">
          <table:table-cell/>
          <table:table-cell office:value-type="string" table:style-name="ce1">
            <text:p>穴ペナルティを増やしてみる。</text:p>
          </table:table-cell>
          <table:table-cell table:number-columns-repeated="13" table:style-name="ce1"/>
          <table:table-cell office:value-type="string" table:style-name="ce1">
            <text:p>課題としては、穴が開いてしまったときなど、１行、２行消しが多くなった。</text:p>
          </table:table-cell>
          <table:table-cell table:number-columns-repeated="16368" table:style-name="ce1"/>
        </table:table-row>
        <table:table-row table:style-name="ro1">
          <table:table-cell table:number-columns-repeated="16384"/>
        </table:table-row>
        <table:table-row table:style-name="ro1">
          <table:table-cell/>
          <table:table-cell office:value-type="string" table:style-name="ce1">
            <text:p>Try06_FT01</text:p>
          </table:table-cell>
          <table:table-cell table:number-columns-repeated="14" table:style-name="ce1"/>
          <table:table-cell office:value-type="string" table:style-name="ce1">
            <text:p>maxscoreは25000越えになったが、安定しない。</text:p>
          </table:table-cell>
          <table:table-cell table:number-columns-repeated="16367" table:style-name="ce1"/>
        </table:table-row>
        <table:table-row table:style-name="ro1">
          <table:table-cell/>
          <table:table-cell office:value-type="string" table:style-name="ce1">
            <text:p>そのままFineTuneしてみる。Epsironは0.5に変更</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1">
            <text:p>Try07</text:p>
          </table:table-cell>
          <table:table-cell table:number-columns-repeated="15" table:style-name="ce1"/>
          <table:table-cell office:value-type="string" table:style-name="ce1">
            <text:p>全然ダメ。何かおかしいのかな？</text:p>
          </table:table-cell>
          <table:table-cell table:number-columns-repeated="16366"/>
        </table:table-row>
        <table:table-row table:style-name="ro1">
          <table:table-cell/>
          <table:table-cell office:value-type="string" table:style-name="ce23">
            <text:p>下記を0から3に設定して、次のテトリミノを読むようにする。</text:p>
          </table:table-cell>
          <table:table-cell table:number-columns-repeated="16382" table:style-name="ce1"/>
        </table:table-row>
        <table:table-row table:style-name="ro1">
          <table:table-cell/>
          <table:table-cell office:value-type="string" table:style-name="ce23">
            <text:p>predict_next_num</text:p>
          </table:table-cell>
          <table:table-cell table:number-columns-repeated="16382" table:style-name="ce1"/>
        </table:table-row>
        <table:table-row table:style-name="ro1">
          <table:table-cell/>
          <table:table-cell office:value-type="string" table:style-name="ce23">
            <text:p>predict_next_num_train</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1">
            <text:p>Try08</text:p>
          </table:table-cell>
          <table:table-cell table:number-columns-repeated="16382" table:style-name="ce1"/>
        </table:table-row>
        <table:table-row table:style-name="ro1">
          <table:table-cell/>
          <table:table-cell office:value-type="string" table:style-name="ce1">
            <text:p>PredictionにHold実装</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1">
            <text:p>Try09</text:p>
          </table:table-cell>
          <table:table-cell table:number-columns-repeated="16382" table:style-name="ce1"/>
        </table:table-row>
        <table:table-row table:style-name="ro1">
          <table:table-cell/>
          <table:table-cell office:value-type="string" table:style-name="ce1">
            <text:p>Try05と同じ設定でやってみる</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1">
            <text:p>Try09_FT</text:p>
          </table:table-cell>
          <table:table-cell table:number-columns-repeated="16382"/>
        </table:table-row>
        <table:table-row table:number-rows-repeated="104849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erif1" svg:font-family="&quot;Liberation Serif1&quot;"/>
    <style:font-face style:name="ＭＳ Ｐゴシック" svg:font-family="&quot;ＭＳ Ｐゴシック&quot;"/>
    <style:font-face style:name="Liberation Serif" svg:font-family="&quot;Liberation Serif&quot;"/>
  </office:font-face-decls>
  <office:styles>
    <number:number-style style:name="N0">
      <number:number number:min-integer-digits="1"/>
    </number:number-style>
    <number:number-style style:name="N48P0">
      <number:number number:decimal-places="5" number:min-decimal-places="5" number:min-integer-digits="1"/>
    </number:number-style>
    <number:number-style style:name="N48">
      <style:text-properties fo:color="#FF0000"/>
      <number:text>-</number:text>
      <number:number number:decimal-places="5" number:min-decimal-places="5" number:min-integer-digits="1"/>
      <style:map style:condition="value()&gt;=0" style:apply-style-name="N48P0"/>
    </number:number-style>
    <style:style style:name="Accent" style:family="table-cell" style:data-style-name="N0">
      <style:table-cell-properties style:vertical-align="middle" fo:background-color="transparent"/>
      <style:text-properties fo:color="#000000" fo:font-weight="bold" style:font-weight-asian="bold" style:font-weight-complex="bold"/>
    </style:style>
    <style:style style:name="Accent_32_1" style:display-name="Accent 1" style:family="table-cell" style:data-style-name="N0">
      <style:table-cell-properties style:vertical-align="middle" fo:background-color="#000000"/>
      <style:text-properties fo:color="#FFFFFF"/>
    </style:style>
    <style:style style:name="Accent_32_2" style:display-name="Accent 2" style:family="table-cell" style:data-style-name="N0">
      <style:table-cell-properties style:vertical-align="middle" fo:background-color="#808080"/>
      <style:text-properties fo:color="#FFFFFF"/>
    </style:style>
    <style:style style:name="Accent_32_3" style:display-name="Accent 3" style:family="table-cell" style:data-style-name="N0">
      <style:table-cell-properties style:vertical-align="middle" fo:background-color="#DDDDDD"/>
      <style:text-properties fo:color="#000000" fo:font-weight="bold" style:font-weight-asian="bold" style:font-weight-complex="bold"/>
    </style:style>
    <style:style style:name="Bad" style:family="table-cell" style:data-style-name="N0">
      <style:table-cell-properties style:vertical-align="middle" fo:background-color="#FFCCCC"/>
      <style:text-properties fo:color="#CC0000"/>
    </style:style>
    <style:style style:name="Error" style:family="table-cell" style:data-style-name="N0">
      <style:table-cell-properties style:vertical-align="middle" fo:background-color="#CC0000"/>
      <style:text-properties fo:color="#FFFFFF" fo:font-weight="bold" style:font-weight-asian="bold" style:font-weight-complex="bold"/>
    </style:style>
    <style:style style:name="Footnote" style:family="table-cell" style:data-style-name="N0">
      <style:table-cell-properties style:vertical-align="middle" fo:background-color="transparent"/>
      <style:text-properties fo:color="#808080" fo:font-style="italic" style:font-style-asian="italic" style:font-style-complex="italic"/>
    </style:style>
    <style:style style:name="Good" style:family="table-cell" style:data-style-name="N0">
      <style:table-cell-properties style:vertical-align="middle" fo:background-color="#CCFFCC"/>
      <style:text-properties fo:color="#006600"/>
    </style:style>
    <style:style style:name="Heading" style:family="table-cell" style:data-style-name="N0">
      <style:table-cell-properties style:vertical-align="middle"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middle"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middle" fo:background-color="transparent"/>
      <style:text-properties fo:color="#000000" fo:font-size="12pt" style:font-size-asian="12pt" style:font-size-complex="12pt"/>
    </style:style>
    <style:style style:name="Hyperlink" style:family="table-cell" style:data-style-name="N0">
      <style:table-cell-properties style:vertical-align="middle" fo:background-color="transparent"/>
      <style:text-properties fo:color="#0000EE" style:text-underline-style="solid" style:text-underline-type="single"/>
    </style:style>
    <style:style style:name="Neutral" style:family="table-cell" style:data-style-name="N0">
      <style:table-cell-properties style:vertical-align="middle" fo:background-color="#FFFFCC"/>
      <style:text-properties fo:color="#996600"/>
    </style:style>
    <style:style style:name="Note" style:family="table-cell" style:data-style-name="N0">
      <style:table-cell-properties fo:border="thin solid #808080" style:vertical-align="middle" fo:background-color="#FFFFCC"/>
      <style:text-properties fo:color="#333333"/>
    </style:style>
    <style:style style:name="Result" style:family="table-cell" style:data-style-name="N0">
      <style:table-cell-properties style:vertical-align="middle" fo:background-color="transparent"/>
      <style:text-properties fo:color="#000000"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middle" fo:background-color="transparent"/>
    </style:style>
    <style:style style:name="Text" style:family="table-cell" style:data-style-name="N0">
      <style:table-cell-properties style:vertical-align="middle" fo:background-color="transparent"/>
    </style:style>
    <style:style style:name="Warning" style:family="table-cell" style:data-style-name="N0">
      <style:table-cell-properties style:vertical-align="middle" fo:background-color="transparent"/>
      <style:text-properties fo:color="#CC0000"/>
    </style:style>
    <style:style style:name="Default" style:family="table-cell" style:data-style-name="N0">
      <style:table-cell-properties style:vertical-align="middle" fo:background-color="transparent"/>
      <style:text-properties fo:color="#000000" style:font-name="Liberation Sans" style:font-name-asian="Liberation Sans" style:font-name-complex="Liberation Sans"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draw:marker draw:name="a6" svg:viewBox="0 0 20 30" svg:d="m10 0-10 30h20z"/>
    <draw:marker draw:name="a2" svg:viewBox="0 0 20 30" svg:d="m10 0-10 30h20z"/>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ページ<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dc:creator>Yokomae Takahiro (横前 高広)</dc:creator>
    <dc:date>2023-09-24T05:40:57Z</dc:date>
    <meta:editing-cycles>23</meta:editing-cycles>
    <meta:editing-duration>PT270496S</meta:editing-duration>
  </office:meta>
</office:document-meta>
</file>